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Result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4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Result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Block Type</text:p>
          </table:table-cell>
          <table:table-cell table:style-name="ce1" office:value-type="string" calcext:value-type="string">
            <text:p>96wel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mistry</text:p>
          </table:table-cell>
          <table:table-cell table:style-name="ce1" office:value-type="string" calcext:value-type="string">
            <text:p>SYBR_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eriment File Name</text:p>
          </table:table-cell>
          <table:table-cell table:style-name="ce1" office:value-type="string" calcext:value-type="string">
            <text:p>C:\Documents and Settings\Administrator\Desktop\BinHe\20170926_Ex009-3_batch_all_quant1.ed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eriment Run End Time</text:p>
          </table:table-cell>
          <table:table-cell table:style-name="ce1" office:value-type="string" calcext:value-type="string">
            <text:p>2017-09-26 21:43:20 PM ED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strument Type</text:p>
          </table:table-cell>
          <table:table-cell table:style-name="ce1" office:value-type="string" calcext:value-type="string">
            <text:p>steponeplu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ssive Reference</text:p>
          </table:table-cell>
          <table:table-cell table:style-name="ce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Well</text:p>
          </table:table-cell>
          <table:table-cell table:style-name="ce1" office:value-type="string" calcext:value-type="string">
            <text:p>Sample Name</text:p>
          </table:table-cell>
          <table:table-cell table:style-name="ce1" office:value-type="string" calcext:value-type="string">
            <text:p>Cт Mean</text:p>
          </table:table-cell>
          <table:table-cell table:style-name="ce1" office:value-type="string" calcext:value-type="string">
            <text:p>Cт SD</text:p>
          </table:table-cell>
          <table:table-cell table:style-name="ce1" office:value-type="string" calcext:value-type="string">
            <text:p>Quantity Mean</text:p>
          </table:table-cell>
          <table:table-cell table:style-name="ce1" office:value-type="string" calcext:value-type="string">
            <text:p>Quantity SD</text:p>
          </table:table-cell>
          <table:table-cell table:style-name="ce1" office:value-type="string" calcext:value-type="string">
            <text:p>Cт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Tm1</text:p>
          </table:table-cell>
          <table:table-cell table:style-name="ce1" office:value-type="string" calcext:value-type="string">
            <text:p>Tm2</text:p>
          </table:table-cell>
          <table:table-cell table:style-name="ce1" office:value-type="string" calcext:value-type="string">
            <text:p>Tm3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AMPNC</text:p>
          </table:table-cell>
          <table:table-cell table:style-name="ce1" office:value-type="string" calcext:value-type="string">
            <text:p>MTP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NTC</text:p>
          </table:table-cell>
          <table:table-cell table:style-name="ce1" office:value-type="float" office:value="33.8411102294922" calcext:value-type="float">
            <text:p>33.8411102295</text:p>
          </table:table-cell>
          <table:table-cell table:style-name="ce1" office:value-type="float" office:value="0.094659797847271" calcext:value-type="float">
            <text:p>0.0946597978</text:p>
          </table:table-cell>
          <table:table-cell table:style-name="ce1" table:number-columns-repeated="2"/>
          <table:table-cell table:style-name="ce1" office:value-type="float" office:value="33.7741737365723" calcext:value-type="float">
            <text:p>33.7741737366</text:p>
          </table:table-cell>
          <table:table-cell table:style-name="ce1"/>
          <table:table-cell table:style-name="ce1" office:value-type="float" office:value="83.0784530639648" calcext:value-type="float">
            <text:p>83.078453064</text:p>
          </table:table-cell>
          <table:table-cell table:style-name="ce1" office:value-type="float" office:value="76.076545715332" calcext:value-type="float">
            <text:p>76.0765457153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string" calcext:value-type="string">
            <text:p>NTC</text:p>
          </table:table-cell>
          <table:table-cell table:style-name="ce1" office:value-type="float" office:value="33.8411102294922" calcext:value-type="float">
            <text:p>33.8411102295</text:p>
          </table:table-cell>
          <table:table-cell table:style-name="ce1" office:value-type="float" office:value="0.094659797847271" calcext:value-type="float">
            <text:p>0.0946597978</text:p>
          </table:table-cell>
          <table:table-cell table:style-name="ce1" table:number-columns-repeated="2"/>
          <table:table-cell table:style-name="ce1" office:value-type="float" office:value="33.9080429077148" calcext:value-type="float">
            <text:p>33.9080429077</text:p>
          </table:table-cell>
          <table:table-cell table:style-name="ce1"/>
          <table:table-cell table:style-name="ce1" office:value-type="float" office:value="83.0784530639648" calcext:value-type="float">
            <text:p>83.078453064</text:p>
          </table:table-cell>
          <table:table-cell table:style-name="ce1" office:value-type="float" office:value="76.076545715332" calcext:value-type="float">
            <text:p>76.0765457153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Std1</text:p>
          </table:table-cell>
          <table:table-cell table:style-name="ce1" office:value-type="float" office:value="10.0280504226685" calcext:value-type="float">
            <text:p>10.0280504227</text:p>
          </table:table-cell>
          <table:table-cell table:style-name="ce1" office:value-type="float" office:value="0.461143165826798" calcext:value-type="float">
            <text:p>0.4611431658</text:p>
          </table:table-cell>
          <table:table-cell table:style-name="ce1" table:number-columns-repeated="2"/>
          <table:table-cell table:style-name="ce1" office:value-type="float" office:value="10.3541278839111" calcext:value-type="float">
            <text:p>10.354127883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2.7805023193359" calcext:value-type="float">
            <text:p>82.780502319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Std1</text:p>
          </table:table-cell>
          <table:table-cell table:style-name="ce1" office:value-type="float" office:value="10.0280504226685" calcext:value-type="float">
            <text:p>10.0280504227</text:p>
          </table:table-cell>
          <table:table-cell table:style-name="ce1" office:value-type="float" office:value="0.461143165826798" calcext:value-type="float">
            <text:p>0.4611431658</text:p>
          </table:table-cell>
          <table:table-cell table:style-name="ce1" table:number-columns-repeated="2"/>
          <table:table-cell table:style-name="ce1" office:value-type="float" office:value="9.70197296142578" calcext:value-type="float">
            <text:p>9.70197296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2.7805023193359" calcext:value-type="float">
            <text:p>82.780502319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Std2</text:p>
          </table:table-cell>
          <table:table-cell table:style-name="ce1" office:value-type="float" office:value="12.4036703109741" calcext:value-type="float">
            <text:p>12.403670311</text:p>
          </table:table-cell>
          <table:table-cell table:style-name="ce1" office:value-type="float" office:value="0.233009353280067" calcext:value-type="float">
            <text:p>0.2330093533</text:p>
          </table:table-cell>
          <table:table-cell table:style-name="ce1" table:number-columns-repeated="2"/>
          <table:table-cell table:style-name="ce1" office:value-type="float" office:value="12.2389078140259" calcext:value-type="float">
            <text:p>12.2389078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2.7805023193359" calcext:value-type="float">
            <text:p>82.780502319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Std2</text:p>
          </table:table-cell>
          <table:table-cell table:style-name="ce1" office:value-type="float" office:value="12.4036703109741" calcext:value-type="float">
            <text:p>12.403670311</text:p>
          </table:table-cell>
          <table:table-cell table:style-name="ce1" office:value-type="float" office:value="0.233009353280067" calcext:value-type="float">
            <text:p>0.2330093533</text:p>
          </table:table-cell>
          <table:table-cell table:style-name="ce1" table:number-columns-repeated="2"/>
          <table:table-cell table:style-name="ce1" office:value-type="float" office:value="12.5684328079224" calcext:value-type="float">
            <text:p>12.56843280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2.6315231323242" calcext:value-type="float">
            <text:p>82.631523132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Std3</text:p>
          </table:table-cell>
          <table:table-cell table:style-name="ce1" office:value-type="float" office:value="15.8247032165527" calcext:value-type="float">
            <text:p>15.8247032166</text:p>
          </table:table-cell>
          <table:table-cell table:style-name="ce1" office:value-type="float" office:value="0.109292507171631" calcext:value-type="float">
            <text:p>0.1092925072</text:p>
          </table:table-cell>
          <table:table-cell table:style-name="ce1" table:number-columns-repeated="2"/>
          <table:table-cell table:style-name="ce1" office:value-type="float" office:value="15.7474212646484" calcext:value-type="float">
            <text:p>15.7474212646</text:p>
          </table:table-cell>
          <table:table-cell table:style-name="ce1" office:value-type="float" office:value="0.100000001490116" calcext:value-type="float">
            <text:p>0.1000000015</text:p>
          </table:table-cell>
          <table:table-cell table:style-name="ce1" office:value-type="float" office:value="82.7805023193359" calcext:value-type="float">
            <text:p>82.780502319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Std3</text:p>
          </table:table-cell>
          <table:table-cell table:style-name="ce1" office:value-type="float" office:value="15.8247032165527" calcext:value-type="float">
            <text:p>15.8247032166</text:p>
          </table:table-cell>
          <table:table-cell table:style-name="ce1" office:value-type="float" office:value="0.109292507171631" calcext:value-type="float">
            <text:p>0.1092925072</text:p>
          </table:table-cell>
          <table:table-cell table:style-name="ce1" table:number-columns-repeated="2"/>
          <table:table-cell table:style-name="ce1" office:value-type="float" office:value="15.9019842147827" calcext:value-type="float">
            <text:p>15.9019842148</text:p>
          </table:table-cell>
          <table:table-cell table:style-name="ce1" office:value-type="float" office:value="0.100000001490116" calcext:value-type="float">
            <text:p>0.1000000015</text:p>
          </table:table-cell>
          <table:table-cell table:style-name="ce1" office:value-type="float" office:value="82.7805023193359" calcext:value-type="float">
            <text:p>82.780502319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Std4</text:p>
          </table:table-cell>
          <table:table-cell table:style-name="ce1" office:value-type="float" office:value="19.7882652282715" calcext:value-type="float">
            <text:p>19.7882652283</text:p>
          </table:table-cell>
          <table:table-cell table:style-name="ce1" office:value-type="float" office:value="0.0462860055267811" calcext:value-type="float">
            <text:p>0.0462860055</text:p>
          </table:table-cell>
          <table:table-cell table:style-name="ce1" table:number-columns-repeated="2"/>
          <table:table-cell table:style-name="ce1" office:value-type="float" office:value="19.7555370330811" calcext:value-type="float">
            <text:p>19.7555370331</text:p>
          </table:table-cell>
          <table:table-cell table:style-name="ce1" office:value-type="float" office:value="0.00999999977648258" calcext:value-type="float">
            <text:p>0.0099999998</text:p>
          </table:table-cell>
          <table:table-cell table:style-name="ce1" office:value-type="float" office:value="82.6315231323242" calcext:value-type="float">
            <text:p>82.631523132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Std4</text:p>
          </table:table-cell>
          <table:table-cell table:style-name="ce1" office:value-type="float" office:value="19.7882652282715" calcext:value-type="float">
            <text:p>19.7882652283</text:p>
          </table:table-cell>
          <table:table-cell table:style-name="ce1" office:value-type="float" office:value="0.0462860055267811" calcext:value-type="float">
            <text:p>0.0462860055</text:p>
          </table:table-cell>
          <table:table-cell table:style-name="ce1" table:number-columns-repeated="2"/>
          <table:table-cell table:style-name="ce1" office:value-type="float" office:value="19.8209953308105" calcext:value-type="float">
            <text:p>19.8209953308</text:p>
          </table:table-cell>
          <table:table-cell table:style-name="ce1" office:value-type="float" office:value="0.00999999977648258" calcext:value-type="float">
            <text:p>0.0099999998</text:p>
          </table:table-cell>
          <table:table-cell table:style-name="ce1" office:value-type="float" office:value="82.6315231323242" calcext:value-type="float">
            <text:p>82.631523132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1</text:p>
          </table:table-cell>
          <table:table-cell table:style-name="ce1" office:value-type="float" office:value="10.2009410858154" calcext:value-type="float">
            <text:p>10.2009410858</text:p>
          </table:table-cell>
          <table:table-cell table:style-name="ce1" office:value-type="float" office:value="0.0858696550130844" calcext:value-type="float">
            <text:p>0.085869655</text:p>
          </table:table-cell>
          <table:table-cell table:style-name="ce1" office:value-type="float" office:value="6.58313512802124" calcext:value-type="float">
            <text:p>6.583135128</text:p>
          </table:table-cell>
          <table:table-cell table:style-name="ce1" office:value-type="float" office:value="0.397798150777817" calcext:value-type="float">
            <text:p>0.3977981508</text:p>
          </table:table-cell>
          <table:table-cell table:style-name="ce1" office:value-type="float" office:value="10.2616596221924" calcext:value-type="float">
            <text:p>10.2616596222</text:p>
          </table:table-cell>
          <table:table-cell table:style-name="ce1" office:value-type="float" office:value="6.30184936523438" calcext:value-type="float">
            <text:p>6.3018493652</text:p>
          </table:table-cell>
          <table:table-cell table:style-name="ce1" office:value-type="float" office:value="79.0959320068359" calcext:value-type="float">
            <text:p>79.0959320068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1</text:p>
          </table:table-cell>
          <table:table-cell table:style-name="ce1" office:value-type="float" office:value="10.2009410858154" calcext:value-type="float">
            <text:p>10.2009410858</text:p>
          </table:table-cell>
          <table:table-cell table:style-name="ce1" office:value-type="float" office:value="0.0858696550130844" calcext:value-type="float">
            <text:p>0.085869655</text:p>
          </table:table-cell>
          <table:table-cell table:style-name="ce1" office:value-type="float" office:value="6.58313512802124" calcext:value-type="float">
            <text:p>6.583135128</text:p>
          </table:table-cell>
          <table:table-cell table:style-name="ce1" office:value-type="float" office:value="0.397798150777817" calcext:value-type="float">
            <text:p>0.3977981508</text:p>
          </table:table-cell>
          <table:table-cell table:style-name="ce1" office:value-type="float" office:value="10.1402215957642" calcext:value-type="float">
            <text:p>10.1402215958</text:p>
          </table:table-cell>
          <table:table-cell table:style-name="ce1" office:value-type="float" office:value="6.86442089080811" calcext:value-type="float">
            <text:p>6.8644208908</text:p>
          </table:table-cell>
          <table:table-cell table:style-name="ce1" office:value-type="float" office:value="78.9477615356445" calcext:value-type="float">
            <text:p>78.9477615356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2</text:p>
          </table:table-cell>
          <table:table-cell table:style-name="ce1" office:value-type="float" office:value="10.9220409393311" calcext:value-type="float">
            <text:p>10.9220409393</text:p>
          </table:table-cell>
          <table:table-cell table:style-name="ce1" office:value-type="float" office:value="0.0582091808319092" calcext:value-type="float">
            <text:p>0.0582091808</text:p>
          </table:table-cell>
          <table:table-cell table:style-name="ce1" office:value-type="float" office:value="3.96009159088135" calcext:value-type="float">
            <text:p>3.9600915909</text:p>
          </table:table-cell>
          <table:table-cell table:style-name="ce1" office:value-type="float" office:value="0.162266716361046" calcext:value-type="float">
            <text:p>0.1622667164</text:p>
          </table:table-cell>
          <table:table-cell table:style-name="ce1" office:value-type="float" office:value="10.9632005691528" calcext:value-type="float">
            <text:p>10.9632005692</text:p>
          </table:table-cell>
          <table:table-cell table:style-name="ce1" office:value-type="float" office:value="3.8453516960144" calcext:value-type="float">
            <text:p>3.845351696</text:p>
          </table:table-cell>
          <table:table-cell table:style-name="ce1" office:value-type="float" office:value="78.7995834350586" calcext:value-type="float">
            <text:p>78.7995834351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string" calcext:value-type="string">
            <text:p>2</text:p>
          </table:table-cell>
          <table:table-cell table:style-name="ce1" office:value-type="float" office:value="10.9220409393311" calcext:value-type="float">
            <text:p>10.9220409393</text:p>
          </table:table-cell>
          <table:table-cell table:style-name="ce1" office:value-type="float" office:value="0.0582091808319092" calcext:value-type="float">
            <text:p>0.0582091808</text:p>
          </table:table-cell>
          <table:table-cell table:style-name="ce1" office:value-type="float" office:value="3.96009159088135" calcext:value-type="float">
            <text:p>3.9600915909</text:p>
          </table:table-cell>
          <table:table-cell table:style-name="ce1" office:value-type="float" office:value="0.162266716361046" calcext:value-type="float">
            <text:p>0.1622667164</text:p>
          </table:table-cell>
          <table:table-cell table:style-name="ce1" office:value-type="float" office:value="10.880880355835" calcext:value-type="float">
            <text:p>10.8808803558</text:p>
          </table:table-cell>
          <table:table-cell table:style-name="ce1" office:value-type="float" office:value="4.07483148574829" calcext:value-type="float">
            <text:p>4.0748314857</text:p>
          </table:table-cell>
          <table:table-cell table:style-name="ce1" office:value-type="float" office:value="78.7995834350586" calcext:value-type="float">
            <text:p>78.7995834351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3</text:p>
          </table:table-cell>
          <table:table-cell table:style-name="ce1" office:value-type="float" office:value="10.7124080657959" calcext:value-type="float">
            <text:p>10.7124080658</text:p>
          </table:table-cell>
          <table:table-cell table:style-name="ce1" office:value-type="float" office:value="0.0514623150229454" calcext:value-type="float">
            <text:p>0.051462315</text:p>
          </table:table-cell>
          <table:table-cell table:style-name="ce1" office:value-type="float" office:value="4.5895619392395" calcext:value-type="float">
            <text:p>4.5895619392</text:p>
          </table:table-cell>
          <table:table-cell table:style-name="ce1" office:value-type="float" office:value="0.166272357106209" calcext:value-type="float">
            <text:p>0.1662723571</text:p>
          </table:table-cell>
          <table:table-cell table:style-name="ce1" office:value-type="float" office:value="10.748797416687" calcext:value-type="float">
            <text:p>10.7487974167</text:p>
          </table:table-cell>
          <table:table-cell table:style-name="ce1" office:value-type="float" office:value="4.47198963165283" calcext:value-type="float">
            <text:p>4.4719896317</text:p>
          </table:table-cell>
          <table:table-cell table:style-name="ce1" office:value-type="float" office:value="78.9477615356445" calcext:value-type="float">
            <text:p>78.9477615356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string" calcext:value-type="string">
            <text:p>3</text:p>
          </table:table-cell>
          <table:table-cell table:style-name="ce1" office:value-type="float" office:value="10.7124080657959" calcext:value-type="float">
            <text:p>10.7124080658</text:p>
          </table:table-cell>
          <table:table-cell table:style-name="ce1" office:value-type="float" office:value="0.0514623150229454" calcext:value-type="float">
            <text:p>0.051462315</text:p>
          </table:table-cell>
          <table:table-cell table:style-name="ce1" office:value-type="float" office:value="4.5895619392395" calcext:value-type="float">
            <text:p>4.5895619392</text:p>
          </table:table-cell>
          <table:table-cell table:style-name="ce1" office:value-type="float" office:value="0.166272357106209" calcext:value-type="float">
            <text:p>0.1662723571</text:p>
          </table:table-cell>
          <table:table-cell table:style-name="ce1" office:value-type="float" office:value="10.6760187149048" calcext:value-type="float">
            <text:p>10.6760187149</text:p>
          </table:table-cell>
          <table:table-cell table:style-name="ce1" office:value-type="float" office:value="4.70713424682617" calcext:value-type="float">
            <text:p>4.7071342468</text:p>
          </table:table-cell>
          <table:table-cell table:style-name="ce1" office:value-type="float" office:value="78.9477615356445" calcext:value-type="float">
            <text:p>78.9477615356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4</text:p>
          </table:table-cell>
          <table:table-cell table:style-name="ce1" office:value-type="float" office:value="10.5783939361572" calcext:value-type="float">
            <text:p>10.5783939362</text:p>
          </table:table-cell>
          <table:table-cell table:style-name="ce1" office:value-type="float" office:value="0.0700527802109718" calcext:value-type="float">
            <text:p>0.0700527802</text:p>
          </table:table-cell>
          <table:table-cell table:style-name="ce1" office:value-type="float" office:value="5.04515409469605" calcext:value-type="float">
            <text:p>5.0451540947</text:p>
          </table:table-cell>
          <table:table-cell table:style-name="ce1" office:value-type="float" office:value="0.248758792877197" calcext:value-type="float">
            <text:p>0.2487587929</text:p>
          </table:table-cell>
          <table:table-cell table:style-name="ce1" office:value-type="float" office:value="10.6279287338257" calcext:value-type="float">
            <text:p>10.6279287338</text:p>
          </table:table-cell>
          <table:table-cell table:style-name="ce1" office:value-type="float" office:value="4.86925506591797" calcext:value-type="float">
            <text:p>4.8692550659</text:p>
          </table:table-cell>
          <table:table-cell table:style-name="ce1" office:value-type="float" office:value="78.9477615356445" calcext:value-type="float">
            <text:p>78.9477615356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4</text:p>
          </table:table-cell>
          <table:table-cell table:style-name="ce1" office:value-type="float" office:value="10.5783939361572" calcext:value-type="float">
            <text:p>10.5783939362</text:p>
          </table:table-cell>
          <table:table-cell table:style-name="ce1" office:value-type="float" office:value="0.0700527802109718" calcext:value-type="float">
            <text:p>0.0700527802</text:p>
          </table:table-cell>
          <table:table-cell table:style-name="ce1" office:value-type="float" office:value="5.04515409469605" calcext:value-type="float">
            <text:p>5.0451540947</text:p>
          </table:table-cell>
          <table:table-cell table:style-name="ce1" office:value-type="float" office:value="0.248758792877197" calcext:value-type="float">
            <text:p>0.2487587929</text:p>
          </table:table-cell>
          <table:table-cell table:style-name="ce1" office:value-type="float" office:value="10.5288591384888" calcext:value-type="float">
            <text:p>10.5288591385</text:p>
          </table:table-cell>
          <table:table-cell table:style-name="ce1" office:value-type="float" office:value="5.22105312347412" calcext:value-type="float">
            <text:p>5.2210531235</text:p>
          </table:table-cell>
          <table:table-cell table:style-name="ce1" office:value-type="float" office:value="78.9477615356445" calcext:value-type="float">
            <text:p>78.9477615356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string" calcext:value-type="string">
            <text:p>5</text:p>
          </table:table-cell>
          <table:table-cell table:style-name="ce1" office:value-type="float" office:value="12.1581020355225" calcext:value-type="float">
            <text:p>12.1581020355</text:p>
          </table:table-cell>
          <table:table-cell table:style-name="ce1" office:value-type="float" office:value="0.0461241640150547" calcext:value-type="float">
            <text:p>0.046124164</text:p>
          </table:table-cell>
          <table:table-cell table:style-name="ce1" office:value-type="float" office:value="1.65824413299561" calcext:value-type="float">
            <text:p>1.658244133</text:p>
          </table:table-cell>
          <table:table-cell table:style-name="ce1" office:value-type="float" office:value="0.0538462251424789" calcext:value-type="float">
            <text:p>0.0538462251</text:p>
          </table:table-cell>
          <table:table-cell table:style-name="ce1" office:value-type="float" office:value="12.1907167434692" calcext:value-type="float">
            <text:p>12.1907167435</text:p>
          </table:table-cell>
          <table:table-cell table:style-name="ce1" office:value-type="float" office:value="1.62016904354095" calcext:value-type="float">
            <text:p>1.6201690435</text:p>
          </table:table-cell>
          <table:table-cell table:style-name="ce1" office:value-type="float" office:value="78.7995834350586" calcext:value-type="float">
            <text:p>78.7995834351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string" calcext:value-type="string">
            <text:p>5</text:p>
          </table:table-cell>
          <table:table-cell table:style-name="ce1" office:value-type="float" office:value="12.1581020355225" calcext:value-type="float">
            <text:p>12.1581020355</text:p>
          </table:table-cell>
          <table:table-cell table:style-name="ce1" office:value-type="float" office:value="0.0461241640150547" calcext:value-type="float">
            <text:p>0.046124164</text:p>
          </table:table-cell>
          <table:table-cell table:style-name="ce1" office:value-type="float" office:value="1.65824413299561" calcext:value-type="float">
            <text:p>1.658244133</text:p>
          </table:table-cell>
          <table:table-cell table:style-name="ce1" office:value-type="float" office:value="0.0538462251424789" calcext:value-type="float">
            <text:p>0.0538462251</text:p>
          </table:table-cell>
          <table:table-cell table:style-name="ce1" office:value-type="float" office:value="12.1254873275757" calcext:value-type="float">
            <text:p>12.1254873276</text:p>
          </table:table-cell>
          <table:table-cell table:style-name="ce1" office:value-type="float" office:value="1.69631910324097" calcext:value-type="float">
            <text:p>1.6963191032</text:p>
          </table:table-cell>
          <table:table-cell table:style-name="ce1" office:value-type="float" office:value="78.7995834350586" calcext:value-type="float">
            <text:p>78.7995834351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string" calcext:value-type="string">
            <text:p>6</text:p>
          </table:table-cell>
          <table:table-cell table:style-name="ce1" office:value-type="float" office:value="11.5991821289063" calcext:value-type="float">
            <text:p>11.5991821289</text:p>
          </table:table-cell>
          <table:table-cell table:style-name="ce1" office:value-type="float" office:value="0.103026457130909" calcext:value-type="float">
            <text:p>0.1030264571</text:p>
          </table:table-cell>
          <table:table-cell table:style-name="ce1" office:value-type="float" office:value="2.46050071716309" calcext:value-type="float">
            <text:p>2.4605007172</text:p>
          </table:table-cell>
          <table:table-cell table:style-name="ce1" office:value-type="float" office:value="0.17833898961544" calcext:value-type="float">
            <text:p>0.1783389896</text:p>
          </table:table-cell>
          <table:table-cell table:style-name="ce1" office:value-type="float" office:value="11.6720323562622" calcext:value-type="float">
            <text:p>11.6720323563</text:p>
          </table:table-cell>
          <table:table-cell table:style-name="ce1" office:value-type="float" office:value="2.33439612388611" calcext:value-type="float">
            <text:p>2.3343961239</text:p>
          </table:table-cell>
          <table:table-cell table:style-name="ce1" office:value-type="float" office:value="78.9477615356445" calcext:value-type="float">
            <text:p>78.9477615356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6</text:p>
          </table:table-cell>
          <table:table-cell table:style-name="ce1" office:value-type="float" office:value="11.5991821289063" calcext:value-type="float">
            <text:p>11.5991821289</text:p>
          </table:table-cell>
          <table:table-cell table:style-name="ce1" office:value-type="float" office:value="0.103026457130909" calcext:value-type="float">
            <text:p>0.1030264571</text:p>
          </table:table-cell>
          <table:table-cell table:style-name="ce1" office:value-type="float" office:value="2.46050071716309" calcext:value-type="float">
            <text:p>2.4605007172</text:p>
          </table:table-cell>
          <table:table-cell table:style-name="ce1" office:value-type="float" office:value="0.17833898961544" calcext:value-type="float">
            <text:p>0.1783389896</text:p>
          </table:table-cell>
          <table:table-cell table:style-name="ce1" office:value-type="float" office:value="11.526330947876" calcext:value-type="float">
            <text:p>11.5263309479</text:p>
          </table:table-cell>
          <table:table-cell table:style-name="ce1" office:value-type="float" office:value="2.58660554885864" calcext:value-type="float">
            <text:p>2.5866055489</text:p>
          </table:table-cell>
          <table:table-cell table:style-name="ce1" office:value-type="float" office:value="78.9477615356445" calcext:value-type="float">
            <text:p>78.9477615356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string" calcext:value-type="string">
            <text:p>7</text:p>
          </table:table-cell>
          <table:table-cell table:style-name="ce1" office:value-type="float" office:value="10.6825532913208" calcext:value-type="float">
            <text:p>10.6825532913</text:p>
          </table:table-cell>
          <table:table-cell table:style-name="ce1" office:value-type="float" office:value="0.0681335851550102" calcext:value-type="float">
            <text:p>0.0681335852</text:p>
          </table:table-cell>
          <table:table-cell table:style-name="ce1" office:value-type="float" office:value="4.68822193145752" calcext:value-type="float">
            <text:p>4.6882219315</text:p>
          </table:table-cell>
          <table:table-cell table:style-name="ce1" office:value-type="float" office:value="0.224831864237785" calcext:value-type="float">
            <text:p>0.2248318642</text:p>
          </table:table-cell>
          <table:table-cell table:style-name="ce1" office:value-type="float" office:value="10.730731010437" calcext:value-type="float">
            <text:p>10.7307310104</text:p>
          </table:table-cell>
          <table:table-cell table:style-name="ce1" office:value-type="float" office:value="4.52924156188965" calcext:value-type="float">
            <text:p>4.5292415619</text:p>
          </table:table-cell>
          <table:table-cell table:style-name="ce1" office:value-type="float" office:value="78.9477615356445" calcext:value-type="float">
            <text:p>78.9477615356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string" calcext:value-type="string">
            <text:p>7</text:p>
          </table:table-cell>
          <table:table-cell table:style-name="ce1" office:value-type="float" office:value="10.6825532913208" calcext:value-type="float">
            <text:p>10.6825532913</text:p>
          </table:table-cell>
          <table:table-cell table:style-name="ce1" office:value-type="float" office:value="0.0681335851550102" calcext:value-type="float">
            <text:p>0.0681335852</text:p>
          </table:table-cell>
          <table:table-cell table:style-name="ce1" office:value-type="float" office:value="4.68822193145752" calcext:value-type="float">
            <text:p>4.6882219315</text:p>
          </table:table-cell>
          <table:table-cell table:style-name="ce1" office:value-type="float" office:value="0.224831864237785" calcext:value-type="float">
            <text:p>0.2248318642</text:p>
          </table:table-cell>
          <table:table-cell table:style-name="ce1" office:value-type="float" office:value="10.6343755722046" calcext:value-type="float">
            <text:p>10.6343755722</text:p>
          </table:table-cell>
          <table:table-cell table:style-name="ce1" office:value-type="float" office:value="4.84720182418823" calcext:value-type="float">
            <text:p>4.8472018242</text:p>
          </table:table-cell>
          <table:table-cell table:style-name="ce1" office:value-type="float" office:value="78.9477615356445" calcext:value-type="float">
            <text:p>78.9477615356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 office:value-type="string" calcext:value-type="string">
            <text:p>8</text:p>
          </table:table-cell>
          <table:table-cell table:style-name="ce1" office:value-type="float" office:value="10.4075517654419" calcext:value-type="float">
            <text:p>10.4075517654</text:p>
          </table:table-cell>
          <table:table-cell table:style-name="ce1" office:value-type="float" office:value="0.319520324468613" calcext:value-type="float">
            <text:p>0.3195203245</text:p>
          </table:table-cell>
          <table:table-cell table:style-name="ce1" office:value-type="float" office:value="5.75873136520386" calcext:value-type="float">
            <text:p>5.7587313652</text:p>
          </table:table-cell>
          <table:table-cell table:style-name="ce1" office:value-type="float" office:value="1.28480589389801" calcext:value-type="float">
            <text:p>1.2848058939</text:p>
          </table:table-cell>
          <table:table-cell table:style-name="ce1" office:value-type="float" office:value="10.6334867477417" calcext:value-type="float">
            <text:p>10.6334867477</text:p>
          </table:table-cell>
          <table:table-cell table:style-name="ce1" office:value-type="float" office:value="4.85023641586304" calcext:value-type="float">
            <text:p>4.8502364159</text:p>
          </table:table-cell>
          <table:table-cell table:style-name="ce1" office:value-type="float" office:value="78.7995834350586" calcext:value-type="float">
            <text:p>78.7995834351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4</text:p>
          </table:table-cell>
          <table:table-cell table:style-name="ce1" office:value-type="string" calcext:value-type="string">
            <text:p>8</text:p>
          </table:table-cell>
          <table:table-cell table:style-name="ce1" office:value-type="float" office:value="10.4075517654419" calcext:value-type="float">
            <text:p>10.4075517654</text:p>
          </table:table-cell>
          <table:table-cell table:style-name="ce1" office:value-type="float" office:value="0.319520324468613" calcext:value-type="float">
            <text:p>0.3195203245</text:p>
          </table:table-cell>
          <table:table-cell table:style-name="ce1" office:value-type="float" office:value="5.75873136520386" calcext:value-type="float">
            <text:p>5.7587313652</text:p>
          </table:table-cell>
          <table:table-cell table:style-name="ce1" office:value-type="float" office:value="1.28480589389801" calcext:value-type="float">
            <text:p>1.2848058939</text:p>
          </table:table-cell>
          <table:table-cell table:style-name="ce1" office:value-type="float" office:value="10.1816167831421" calcext:value-type="float">
            <text:p>10.1816167831</text:p>
          </table:table-cell>
          <table:table-cell table:style-name="ce1" office:value-type="float" office:value="6.66722631454468" calcext:value-type="float">
            <text:p>6.6672263145</text:p>
          </table:table-cell>
          <table:table-cell table:style-name="ce1" office:value-type="float" office:value="78.9477615356445" calcext:value-type="float">
            <text:p>78.9477615356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9</text:p>
          </table:table-cell>
          <table:table-cell table:style-name="ce1" office:value-type="float" office:value="11.2884588241577" calcext:value-type="float">
            <text:p>11.2884588242</text:p>
          </table:table-cell>
          <table:table-cell table:style-name="ce1" office:value-type="float" office:value="0.0747907608747482" calcext:value-type="float">
            <text:p>0.0747907609</text:p>
          </table:table-cell>
          <table:table-cell table:style-name="ce1" office:value-type="float" office:value="3.06036186218262" calcext:value-type="float">
            <text:p>3.0603618622</text:p>
          </table:table-cell>
          <table:table-cell table:style-name="ce1" office:value-type="float" office:value="0.161092162132263" calcext:value-type="float">
            <text:p>0.1610921621</text:p>
          </table:table-cell>
          <table:table-cell table:style-name="ce1" office:value-type="float" office:value="11.3413438796997" calcext:value-type="float">
            <text:p>11.3413438797</text:p>
          </table:table-cell>
          <table:table-cell table:style-name="ce1" office:value-type="float" office:value="2.94645261764526" calcext:value-type="float">
            <text:p>2.9464526176</text:p>
          </table:table-cell>
          <table:table-cell table:style-name="ce1" office:value-type="float" office:value="78.9451904296875" calcext:value-type="float">
            <text:p>78.9451904297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9</text:p>
          </table:table-cell>
          <table:table-cell table:style-name="ce1" office:value-type="float" office:value="11.2884588241577" calcext:value-type="float">
            <text:p>11.2884588242</text:p>
          </table:table-cell>
          <table:table-cell table:style-name="ce1" office:value-type="float" office:value="0.0747907608747482" calcext:value-type="float">
            <text:p>0.0747907609</text:p>
          </table:table-cell>
          <table:table-cell table:style-name="ce1" office:value-type="float" office:value="3.06036186218262" calcext:value-type="float">
            <text:p>3.0603618622</text:p>
          </table:table-cell>
          <table:table-cell table:style-name="ce1" office:value-type="float" office:value="0.161092162132263" calcext:value-type="float">
            <text:p>0.1610921621</text:p>
          </table:table-cell>
          <table:table-cell table:style-name="ce1" office:value-type="float" office:value="11.2355737686157" calcext:value-type="float">
            <text:p>11.2355737686</text:p>
          </table:table-cell>
          <table:table-cell table:style-name="ce1" office:value-type="float" office:value="3.17427134513855" calcext:value-type="float">
            <text:p>3.1742713451</text:p>
          </table:table-cell>
          <table:table-cell table:style-name="ce1" office:value-type="float" office:value="78.7969970703125" calcext:value-type="float">
            <text:p>78.796997070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float" office:value="11.2561016082764" calcext:value-type="float">
            <text:p>11.2561016083</text:p>
          </table:table-cell>
          <table:table-cell table:style-name="ce1" office:value-type="float" office:value="0.0669892132282257" calcext:value-type="float">
            <text:p>0.0669892132</text:p>
          </table:table-cell>
          <table:table-cell table:style-name="ce1" office:value-type="float" office:value="3.13045883178711" calcext:value-type="float">
            <text:p>3.1304588318</text:p>
          </table:table-cell>
          <table:table-cell table:style-name="ce1" office:value-type="float" office:value="0.147606864571571" calcext:value-type="float">
            <text:p>0.1476068646</text:p>
          </table:table-cell>
          <table:table-cell table:style-name="ce1" office:value-type="float" office:value="11.2087335586548" calcext:value-type="float">
            <text:p>11.2087335587</text:p>
          </table:table-cell>
          <table:table-cell table:style-name="ce1" office:value-type="float" office:value="3.23483276367187" calcext:value-type="float">
            <text:p>3.2348327637</text:p>
          </table:table-cell>
          <table:table-cell table:style-name="ce1" office:value-type="float" office:value="78.5005950927734" calcext:value-type="float">
            <text:p>78.5005950928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float" office:value="11.2561016082764" calcext:value-type="float">
            <text:p>11.2561016083</text:p>
          </table:table-cell>
          <table:table-cell table:style-name="ce1" office:value-type="float" office:value="0.0669892132282257" calcext:value-type="float">
            <text:p>0.0669892132</text:p>
          </table:table-cell>
          <table:table-cell table:style-name="ce1" office:value-type="float" office:value="3.13045883178711" calcext:value-type="float">
            <text:p>3.1304588318</text:p>
          </table:table-cell>
          <table:table-cell table:style-name="ce1" office:value-type="float" office:value="0.147606864571571" calcext:value-type="float">
            <text:p>0.1476068646</text:p>
          </table:table-cell>
          <table:table-cell table:style-name="ce1" office:value-type="float" office:value="11.3034706115723" calcext:value-type="float">
            <text:p>11.3034706116</text:p>
          </table:table-cell>
          <table:table-cell table:style-name="ce1" office:value-type="float" office:value="3.02608513832092" calcext:value-type="float">
            <text:p>3.0260851383</text:p>
          </table:table-cell>
          <table:table-cell table:style-name="ce1" office:value-type="float" office:value="78.3523941040039" calcext:value-type="float">
            <text:p>78.352394104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string" calcext:value-type="string">
            <text:p>11</text:p>
          </table:table-cell>
          <table:table-cell table:style-name="ce1" office:value-type="float" office:value="11.1534576416016" calcext:value-type="float">
            <text:p>11.1534576416</text:p>
          </table:table-cell>
          <table:table-cell table:style-name="ce1" office:value-type="float" office:value="0.109481327235699" calcext:value-type="float">
            <text:p>0.1094813272</text:p>
          </table:table-cell>
          <table:table-cell table:style-name="ce1" office:value-type="float" office:value="3.3682165145874" calcext:value-type="float">
            <text:p>3.3682165146</text:p>
          </table:table-cell>
          <table:table-cell table:style-name="ce1" office:value-type="float" office:value="0.259396821260452" calcext:value-type="float">
            <text:p>0.2593968213</text:p>
          </table:table-cell>
          <table:table-cell table:style-name="ce1" office:value-type="float" office:value="11.2308731079102" calcext:value-type="float">
            <text:p>11.2308731079</text:p>
          </table:table-cell>
          <table:table-cell table:style-name="ce1" office:value-type="float" office:value="3.18479537963867" calcext:value-type="float">
            <text:p>3.1847953796</text:p>
          </table:table-cell>
          <table:table-cell table:style-name="ce1" office:value-type="float" office:value="79.2415924072266" calcext:value-type="float">
            <text:p>79.2415924072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string" calcext:value-type="string">
            <text:p>11</text:p>
          </table:table-cell>
          <table:table-cell table:style-name="ce1" office:value-type="float" office:value="11.1534576416016" calcext:value-type="float">
            <text:p>11.1534576416</text:p>
          </table:table-cell>
          <table:table-cell table:style-name="ce1" office:value-type="float" office:value="0.109481327235699" calcext:value-type="float">
            <text:p>0.1094813272</text:p>
          </table:table-cell>
          <table:table-cell table:style-name="ce1" office:value-type="float" office:value="3.3682165145874" calcext:value-type="float">
            <text:p>3.3682165146</text:p>
          </table:table-cell>
          <table:table-cell table:style-name="ce1" office:value-type="float" office:value="0.259396821260452" calcext:value-type="float">
            <text:p>0.2593968213</text:p>
          </table:table-cell>
          <table:table-cell table:style-name="ce1" office:value-type="float" office:value="11.0760431289673" calcext:value-type="float">
            <text:p>11.076043129</text:p>
          </table:table-cell>
          <table:table-cell table:style-name="ce1" office:value-type="float" office:value="3.55163788795471" calcext:value-type="float">
            <text:p>3.551637888</text:p>
          </table:table-cell>
          <table:table-cell table:style-name="ce1" office:value-type="float" office:value="79.2415924072266" calcext:value-type="float">
            <text:p>79.2415924072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float" office:value="11.9490156173706" calcext:value-type="float">
            <text:p>11.9490156174</text:p>
          </table:table-cell>
          <table:table-cell table:style-name="ce1" office:value-type="float" office:value="0.049064327031374" calcext:value-type="float">
            <text:p>0.049064327</text:p>
          </table:table-cell>
          <table:table-cell table:style-name="ce1" office:value-type="float" office:value="1.92133176326752" calcext:value-type="float">
            <text:p>1.9213317633</text:p>
          </table:table-cell>
          <table:table-cell table:style-name="ce1" office:value-type="float" office:value="0.0663645938038826" calcext:value-type="float">
            <text:p>0.0663645938</text:p>
          </table:table-cell>
          <table:table-cell table:style-name="ce1" office:value-type="float" office:value="11.9143218994141" calcext:value-type="float">
            <text:p>11.9143218994</text:p>
          </table:table-cell>
          <table:table-cell table:style-name="ce1" office:value-type="float" office:value="1.96825861930847" calcext:value-type="float">
            <text:p>1.9682586193</text:p>
          </table:table-cell>
          <table:table-cell table:style-name="ce1" office:value-type="float" office:value="78.5005950927734" calcext:value-type="float">
            <text:p>78.5005950928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12</text:p>
          </table:table-cell>
          <table:table-cell table:style-name="ce1" office:value-type="float" office:value="11.9490156173706" calcext:value-type="float">
            <text:p>11.9490156174</text:p>
          </table:table-cell>
          <table:table-cell table:style-name="ce1" office:value-type="float" office:value="0.049064327031374" calcext:value-type="float">
            <text:p>0.049064327</text:p>
          </table:table-cell>
          <table:table-cell table:style-name="ce1" office:value-type="float" office:value="1.92133176326752" calcext:value-type="float">
            <text:p>1.9213317633</text:p>
          </table:table-cell>
          <table:table-cell table:style-name="ce1" office:value-type="float" office:value="0.0663645938038826" calcext:value-type="float">
            <text:p>0.0663645938</text:p>
          </table:table-cell>
          <table:table-cell table:style-name="ce1" office:value-type="float" office:value="11.9837093353271" calcext:value-type="float">
            <text:p>11.9837093353</text:p>
          </table:table-cell>
          <table:table-cell table:style-name="ce1" office:value-type="float" office:value="1.87440490722656" calcext:value-type="float">
            <text:p>1.8744049072</text:p>
          </table:table-cell>
          <table:table-cell table:style-name="ce1" office:value-type="float" office:value="78.5005950927734" calcext:value-type="float">
            <text:p>78.5005950928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string" calcext:value-type="string">
            <text:p>13</text:p>
          </table:table-cell>
          <table:table-cell table:style-name="ce1" office:value-type="float" office:value="12.3944034576416" calcext:value-type="float">
            <text:p>12.3944034576</text:p>
          </table:table-cell>
          <table:table-cell table:style-name="ce1" office:value-type="float" office:value="0.0456999950110912" calcext:value-type="float">
            <text:p>0.045699995</text:p>
          </table:table-cell>
          <table:table-cell table:style-name="ce1" office:value-type="float" office:value="1.40405786037445" calcext:value-type="float">
            <text:p>1.4040578604</text:p>
          </table:table-cell>
          <table:table-cell table:style-name="ce1" office:value-type="float" office:value="0.0451731607317925" calcext:value-type="float">
            <text:p>0.0451731607</text:p>
          </table:table-cell>
          <table:table-cell table:style-name="ce1" office:value-type="float" office:value="12.426718711853" calcext:value-type="float">
            <text:p>12.4267187119</text:p>
          </table:table-cell>
          <table:table-cell table:style-name="ce1" office:value-type="float" office:value="1.37211561203003" calcext:value-type="float">
            <text:p>1.372115612</text:p>
          </table:table-cell>
          <table:table-cell table:style-name="ce1" office:value-type="float" office:value="78.7969970703125" calcext:value-type="float">
            <text:p>78.796997070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string" calcext:value-type="string">
            <text:p>13</text:p>
          </table:table-cell>
          <table:table-cell table:style-name="ce1" office:value-type="float" office:value="12.3944034576416" calcext:value-type="float">
            <text:p>12.3944034576</text:p>
          </table:table-cell>
          <table:table-cell table:style-name="ce1" office:value-type="float" office:value="0.0456999950110912" calcext:value-type="float">
            <text:p>0.045699995</text:p>
          </table:table-cell>
          <table:table-cell table:style-name="ce1" office:value-type="float" office:value="1.40405786037445" calcext:value-type="float">
            <text:p>1.4040578604</text:p>
          </table:table-cell>
          <table:table-cell table:style-name="ce1" office:value-type="float" office:value="0.0451731607317925" calcext:value-type="float">
            <text:p>0.0451731607</text:p>
          </table:table-cell>
          <table:table-cell table:style-name="ce1" office:value-type="float" office:value="12.3620891571045" calcext:value-type="float">
            <text:p>12.3620891571</text:p>
          </table:table-cell>
          <table:table-cell table:style-name="ce1" office:value-type="float" office:value="1.43600010871887" calcext:value-type="float">
            <text:p>1.4360001087</text:p>
          </table:table-cell>
          <table:table-cell table:style-name="ce1" office:value-type="float" office:value="78.7969970703125" calcext:value-type="float">
            <text:p>78.796997070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9</text:p>
          </table:table-cell>
          <table:table-cell table:style-name="ce1" office:value-type="string" calcext:value-type="string">
            <text:p>13'</text:p>
          </table:table-cell>
          <table:table-cell table:style-name="ce1" office:value-type="float" office:value="10.5433292388916" calcext:value-type="float">
            <text:p>10.5433292389</text:p>
          </table:table-cell>
          <table:table-cell table:style-name="ce1" office:value-type="float" office:value="0.0117404265329242" calcext:value-type="float">
            <text:p>0.0117404265</text:p>
          </table:table-cell>
          <table:table-cell table:style-name="ce1" office:value-type="float" office:value="5.16821479797363" calcext:value-type="float">
            <text:p>5.168214798</text:p>
          </table:table-cell>
          <table:table-cell table:style-name="ce1" office:value-type="float" office:value="0.0427244305610657" calcext:value-type="float">
            <text:p>0.0427244306</text:p>
          </table:table-cell>
          <table:table-cell table:style-name="ce1" office:value-type="float" office:value="10.5516309738159" calcext:value-type="float">
            <text:p>10.5516309738</text:p>
          </table:table-cell>
          <table:table-cell table:style-name="ce1" office:value-type="float" office:value="5.13800430297852" calcext:value-type="float">
            <text:p>5.138004303</text:p>
          </table:table-cell>
          <table:table-cell table:style-name="ce1" office:value-type="float" office:value="79.8356704711914" calcext:value-type="float">
            <text:p>79.8356704712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10</text:p>
          </table:table-cell>
          <table:table-cell table:style-name="ce1" office:value-type="string" calcext:value-type="string">
            <text:p>13'</text:p>
          </table:table-cell>
          <table:table-cell table:style-name="ce1" office:value-type="float" office:value="10.5433292388916" calcext:value-type="float">
            <text:p>10.5433292389</text:p>
          </table:table-cell>
          <table:table-cell table:style-name="ce1" office:value-type="float" office:value="0.0117404265329242" calcext:value-type="float">
            <text:p>0.0117404265</text:p>
          </table:table-cell>
          <table:table-cell table:style-name="ce1" office:value-type="float" office:value="5.16821479797363" calcext:value-type="float">
            <text:p>5.168214798</text:p>
          </table:table-cell>
          <table:table-cell table:style-name="ce1" office:value-type="float" office:value="0.0427244305610657" calcext:value-type="float">
            <text:p>0.0427244306</text:p>
          </table:table-cell>
          <table:table-cell table:style-name="ce1" office:value-type="float" office:value="10.5350275039673" calcext:value-type="float">
            <text:p>10.535027504</text:p>
          </table:table-cell>
          <table:table-cell table:style-name="ce1" office:value-type="float" office:value="5.19842576980591" calcext:value-type="float">
            <text:p>5.1984257698</text:p>
          </table:table-cell>
          <table:table-cell table:style-name="ce1" office:value-type="float" office:value="79.6875076293945" calcext:value-type="float">
            <text:p>79.6875076294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string" calcext:value-type="string">
            <text:p>14</text:p>
          </table:table-cell>
          <table:table-cell table:style-name="ce1" office:value-type="float" office:value="11.7661800384521" calcext:value-type="float">
            <text:p>11.7661800385</text:p>
          </table:table-cell>
          <table:table-cell table:style-name="ce1" office:value-type="float" office:value="0.0752971991896629" calcext:value-type="float">
            <text:p>0.0752971992</text:p>
          </table:table-cell>
          <table:table-cell table:style-name="ce1" office:value-type="float" office:value="2.18619751930237" calcext:value-type="float">
            <text:p>2.1861975193</text:p>
          </table:table-cell>
          <table:table-cell table:style-name="ce1" office:value-type="float" office:value="0.115856289863586" calcext:value-type="float">
            <text:p>0.1158562899</text:p>
          </table:table-cell>
          <table:table-cell table:style-name="ce1" office:value-type="float" office:value="11.8194227218628" calcext:value-type="float">
            <text:p>11.8194227219</text:p>
          </table:table-cell>
          <table:table-cell table:style-name="ce1" office:value-type="float" office:value="2.10427474975586" calcext:value-type="float">
            <text:p>2.1042747498</text:p>
          </table:table-cell>
          <table:table-cell table:style-name="ce1" office:value-type="float" office:value="78.7969970703125" calcext:value-type="float">
            <text:p>78.796997070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string" calcext:value-type="string">
            <text:p>14</text:p>
          </table:table-cell>
          <table:table-cell table:style-name="ce1" office:value-type="float" office:value="11.7661800384521" calcext:value-type="float">
            <text:p>11.7661800385</text:p>
          </table:table-cell>
          <table:table-cell table:style-name="ce1" office:value-type="float" office:value="0.0752971991896629" calcext:value-type="float">
            <text:p>0.0752971992</text:p>
          </table:table-cell>
          <table:table-cell table:style-name="ce1" office:value-type="float" office:value="2.18619751930237" calcext:value-type="float">
            <text:p>2.1861975193</text:p>
          </table:table-cell>
          <table:table-cell table:style-name="ce1" office:value-type="float" office:value="0.115856289863586" calcext:value-type="float">
            <text:p>0.1158562899</text:p>
          </table:table-cell>
          <table:table-cell table:style-name="ce1" office:value-type="float" office:value="11.7129364013672" calcext:value-type="float">
            <text:p>11.7129364014</text:p>
          </table:table-cell>
          <table:table-cell table:style-name="ce1" office:value-type="float" office:value="2.26812028884888" calcext:value-type="float">
            <text:p>2.2681202888</text:p>
          </table:table-cell>
          <table:table-cell table:style-name="ce1" office:value-type="float" office:value="78.7969970703125" calcext:value-type="float">
            <text:p>78.796997070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string" calcext:value-type="string">
            <text:p>15</text:p>
          </table:table-cell>
          <table:table-cell table:style-name="ce1" office:value-type="float" office:value="11.0949535369873" calcext:value-type="float">
            <text:p>11.094953537</text:p>
          </table:table-cell>
          <table:table-cell table:style-name="ce1" office:value-type="float" office:value="0.0963713005185127" calcext:value-type="float">
            <text:p>0.0963713005</text:p>
          </table:table-cell>
          <table:table-cell table:style-name="ce1" office:value-type="float" office:value="3.50869512557983" calcext:value-type="float">
            <text:p>3.5086951256</text:p>
          </table:table-cell>
          <table:table-cell table:style-name="ce1" office:value-type="float" office:value="0.237911209464073" calcext:value-type="float">
            <text:p>0.2379112095</text:p>
          </table:table-cell>
          <table:table-cell table:style-name="ce1" office:value-type="float" office:value="11.0268087387085" calcext:value-type="float">
            <text:p>11.0268087387</text:p>
          </table:table-cell>
          <table:table-cell table:style-name="ce1" office:value-type="float" office:value="3.67692375183105" calcext:value-type="float">
            <text:p>3.6769237518</text:p>
          </table:table-cell>
          <table:table-cell table:style-name="ce1" office:value-type="float" office:value="78.648796081543" calcext:value-type="float">
            <text:p>78.6487960815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string" calcext:value-type="string">
            <text:p>15</text:p>
          </table:table-cell>
          <table:table-cell table:style-name="ce1" office:value-type="float" office:value="11.0949535369873" calcext:value-type="float">
            <text:p>11.094953537</text:p>
          </table:table-cell>
          <table:table-cell table:style-name="ce1" office:value-type="float" office:value="0.0963713005185127" calcext:value-type="float">
            <text:p>0.0963713005</text:p>
          </table:table-cell>
          <table:table-cell table:style-name="ce1" office:value-type="float" office:value="3.50869512557983" calcext:value-type="float">
            <text:p>3.5086951256</text:p>
          </table:table-cell>
          <table:table-cell table:style-name="ce1" office:value-type="float" office:value="0.237911209464073" calcext:value-type="float">
            <text:p>0.2379112095</text:p>
          </table:table-cell>
          <table:table-cell table:style-name="ce1" office:value-type="float" office:value="11.1630983352661" calcext:value-type="float">
            <text:p>11.1630983353</text:p>
          </table:table-cell>
          <table:table-cell table:style-name="ce1" office:value-type="float" office:value="3.34046649932861" calcext:value-type="float">
            <text:p>3.3404664993</text:p>
          </table:table-cell>
          <table:table-cell table:style-name="ce1" office:value-type="float" office:value="78.648796081543" calcext:value-type="float">
            <text:p>78.6487960815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5</text:p>
          </table:table-cell>
          <table:table-cell table:style-name="ce1" office:value-type="string" calcext:value-type="string">
            <text:p>16</text:p>
          </table:table-cell>
          <table:table-cell table:style-name="ce1" office:value-type="float" office:value="11.3727340698242" calcext:value-type="float">
            <text:p>11.3727340698</text:p>
          </table:table-cell>
          <table:table-cell table:style-name="ce1" office:value-type="float" office:value="0.0445090942084789" calcext:value-type="float">
            <text:p>0.0445090942</text:p>
          </table:table-cell>
          <table:table-cell table:style-name="ce1" office:value-type="float" office:value="2.8827486038208" calcext:value-type="float">
            <text:p>2.8827486038</text:p>
          </table:table-cell>
          <table:table-cell table:style-name="ce1" office:value-type="float" office:value="0.0903314873576164" calcext:value-type="float">
            <text:p>0.0903314874</text:p>
          </table:table-cell>
          <table:table-cell table:style-name="ce1" office:value-type="float" office:value="11.4042072296143" calcext:value-type="float">
            <text:p>11.4042072296</text:p>
          </table:table-cell>
          <table:table-cell table:style-name="ce1" office:value-type="float" office:value="2.81887459754944" calcext:value-type="float">
            <text:p>2.8188745975</text:p>
          </table:table-cell>
          <table:table-cell table:style-name="ce1" office:value-type="float" office:value="80.2789840698242" calcext:value-type="float">
            <text:p>80.2789840698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1" office:value-type="string" calcext:value-type="string">
            <text:p>16</text:p>
          </table:table-cell>
          <table:table-cell table:style-name="ce1" office:value-type="float" office:value="11.3727340698242" calcext:value-type="float">
            <text:p>11.3727340698</text:p>
          </table:table-cell>
          <table:table-cell table:style-name="ce1" office:value-type="float" office:value="0.0445090942084789" calcext:value-type="float">
            <text:p>0.0445090942</text:p>
          </table:table-cell>
          <table:table-cell table:style-name="ce1" office:value-type="float" office:value="2.8827486038208" calcext:value-type="float">
            <text:p>2.8827486038</text:p>
          </table:table-cell>
          <table:table-cell table:style-name="ce1" office:value-type="float" office:value="0.0903314873576164" calcext:value-type="float">
            <text:p>0.0903314874</text:p>
          </table:table-cell>
          <table:table-cell table:style-name="ce1" office:value-type="float" office:value="11.3412618637085" calcext:value-type="float">
            <text:p>11.3412618637</text:p>
          </table:table-cell>
          <table:table-cell table:style-name="ce1" office:value-type="float" office:value="2.94662261009216" calcext:value-type="float">
            <text:p>2.9466226101</text:p>
          </table:table-cell>
          <table:table-cell table:style-name="ce1" office:value-type="float" office:value="80.2789840698242" calcext:value-type="float">
            <text:p>80.2789840698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17</text:p>
          </table:table-cell>
          <table:table-cell table:style-name="ce1" office:value-type="float" office:value="11.2416076660156" calcext:value-type="float">
            <text:p>11.241607666</text:p>
          </table:table-cell>
          <table:table-cell table:style-name="ce1" office:value-type="float" office:value="0.056430246680975" calcext:value-type="float">
            <text:p>0.0564302467</text:p>
          </table:table-cell>
          <table:table-cell table:style-name="ce1" office:value-type="float" office:value="3.16206216812134" calcext:value-type="float">
            <text:p>3.1620621681</text:p>
          </table:table-cell>
          <table:table-cell table:style-name="ce1" office:value-type="float" office:value="0.125609576702118" calcext:value-type="float">
            <text:p>0.1256095767</text:p>
          </table:table-cell>
          <table:table-cell table:style-name="ce1" office:value-type="float" office:value="11.2815093994141" calcext:value-type="float">
            <text:p>11.2815093994</text:p>
          </table:table-cell>
          <table:table-cell table:style-name="ce1" office:value-type="float" office:value="3.07324290275574" calcext:value-type="float">
            <text:p>3.0732429028</text:p>
          </table:table-cell>
          <table:table-cell table:style-name="ce1" office:value-type="float" office:value="79.9888458251953" calcext:value-type="float">
            <text:p>79.9888458252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17</text:p>
          </table:table-cell>
          <table:table-cell table:style-name="ce1" office:value-type="float" office:value="11.2416076660156" calcext:value-type="float">
            <text:p>11.241607666</text:p>
          </table:table-cell>
          <table:table-cell table:style-name="ce1" office:value-type="float" office:value="0.056430246680975" calcext:value-type="float">
            <text:p>0.0564302467</text:p>
          </table:table-cell>
          <table:table-cell table:style-name="ce1" office:value-type="float" office:value="3.16206216812134" calcext:value-type="float">
            <text:p>3.1620621681</text:p>
          </table:table-cell>
          <table:table-cell table:style-name="ce1" office:value-type="float" office:value="0.125609576702118" calcext:value-type="float">
            <text:p>0.1256095767</text:p>
          </table:table-cell>
          <table:table-cell table:style-name="ce1" office:value-type="float" office:value="11.2017049789429" calcext:value-type="float">
            <text:p>11.2017049789</text:p>
          </table:table-cell>
          <table:table-cell table:style-name="ce1" office:value-type="float" office:value="3.25088167190552" calcext:value-type="float">
            <text:p>3.2508816719</text:p>
          </table:table-cell>
          <table:table-cell table:style-name="ce1" office:value-type="float" office:value="79.9888458251953" calcext:value-type="float">
            <text:p>79.9888458252</text:p>
          </table:table-cell>
          <table:table-cell table:style-name="ce1" office:value-type="float" office:value="82.3590316772461" calcext:value-type="float">
            <text:p>82.3590316772</text:p>
          </table:table-cell>
          <table:table-cell table:style-name="ce1"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string" calcext:value-type="string">
            <text:p>18</text:p>
          </table:table-cell>
          <table:table-cell table:style-name="ce1" office:value-type="float" office:value="13.1898231506348" calcext:value-type="float">
            <text:p>13.1898231506</text:p>
          </table:table-cell>
          <table:table-cell table:style-name="ce1" office:value-type="float" office:value="0.0395755544304848" calcext:value-type="float">
            <text:p>0.0395755544</text:p>
          </table:table-cell>
          <table:table-cell table:style-name="ce1" office:value-type="float" office:value="0.801894068717957" calcext:value-type="float">
            <text:p>0.8018940687</text:p>
          </table:table-cell>
          <table:table-cell table:style-name="ce1" office:value-type="float" office:value="0.0223430562764406" calcext:value-type="float">
            <text:p>0.0223430563</text:p>
          </table:table-cell>
          <table:table-cell table:style-name="ce1" office:value-type="float" office:value="13.2178068161011" calcext:value-type="float">
            <text:p>13.2178068161</text:p>
          </table:table-cell>
          <table:table-cell table:style-name="ce1" office:value-type="float" office:value="0.786095142364502" calcext:value-type="float">
            <text:p>0.7860951424</text:p>
          </table:table-cell>
          <table:table-cell table:style-name="ce1" office:value-type="float" office:value="79.1000289916992" calcext:value-type="float">
            <text:p>79.1000289917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string" calcext:value-type="string">
            <text:p>18</text:p>
          </table:table-cell>
          <table:table-cell table:style-name="ce1" office:value-type="float" office:value="13.1898231506348" calcext:value-type="float">
            <text:p>13.1898231506</text:p>
          </table:table-cell>
          <table:table-cell table:style-name="ce1" office:value-type="float" office:value="0.0395755544304848" calcext:value-type="float">
            <text:p>0.0395755544</text:p>
          </table:table-cell>
          <table:table-cell table:style-name="ce1" office:value-type="float" office:value="0.801894068717957" calcext:value-type="float">
            <text:p>0.8018940687</text:p>
          </table:table-cell>
          <table:table-cell table:style-name="ce1" office:value-type="float" office:value="0.0223430562764406" calcext:value-type="float">
            <text:p>0.0223430563</text:p>
          </table:table-cell>
          <table:table-cell table:style-name="ce1" office:value-type="float" office:value="13.1618385314941" calcext:value-type="float">
            <text:p>13.1618385315</text:p>
          </table:table-cell>
          <table:table-cell table:style-name="ce1" office:value-type="float" office:value="0.817692995071411" calcext:value-type="float">
            <text:p>0.8176929951</text:p>
          </table:table-cell>
          <table:table-cell table:style-name="ce1" office:value-type="float" office:value="78.9518966674805" calcext:value-type="float">
            <text:p>78.9518966675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string" calcext:value-type="string">
            <text:p>19</text:p>
          </table:table-cell>
          <table:table-cell table:style-name="ce1" office:value-type="float" office:value="12.243314743042" calcext:value-type="float">
            <text:p>12.243314743</text:p>
          </table:table-cell>
          <table:table-cell table:style-name="ce1" office:value-type="float" office:value="0.0823792219161987" calcext:value-type="float">
            <text:p>0.0823792219</text:p>
          </table:table-cell>
          <table:table-cell table:style-name="ce1" office:value-type="float" office:value="1.56257510185242" calcext:value-type="float">
            <text:p>1.5625751019</text:p>
          </table:table-cell>
          <table:table-cell table:style-name="ce1" office:value-type="float" office:value="0.0905878245830536" calcext:value-type="float">
            <text:p>0.0905878246</text:p>
          </table:table-cell>
          <table:table-cell table:style-name="ce1" office:value-type="float" office:value="12.3015661239624" calcext:value-type="float">
            <text:p>12.301566124</text:p>
          </table:table-cell>
          <table:table-cell table:style-name="ce1" office:value-type="float" office:value="1.49851977825165" calcext:value-type="float">
            <text:p>1.4985197783</text:p>
          </table:table-cell>
          <table:table-cell table:style-name="ce1" office:value-type="float" office:value="79.3963012695312" calcext:value-type="float">
            <text:p>79.3963012695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string" calcext:value-type="string">
            <text:p>19</text:p>
          </table:table-cell>
          <table:table-cell table:style-name="ce1" office:value-type="float" office:value="12.243314743042" calcext:value-type="float">
            <text:p>12.243314743</text:p>
          </table:table-cell>
          <table:table-cell table:style-name="ce1" office:value-type="float" office:value="0.0823792219161987" calcext:value-type="float">
            <text:p>0.0823792219</text:p>
          </table:table-cell>
          <table:table-cell table:style-name="ce1" office:value-type="float" office:value="1.56257510185242" calcext:value-type="float">
            <text:p>1.5625751019</text:p>
          </table:table-cell>
          <table:table-cell table:style-name="ce1" office:value-type="float" office:value="0.0905878245830536" calcext:value-type="float">
            <text:p>0.0905878246</text:p>
          </table:table-cell>
          <table:table-cell table:style-name="ce1" office:value-type="float" office:value="12.1850643157959" calcext:value-type="float">
            <text:p>12.1850643158</text:p>
          </table:table-cell>
          <table:table-cell table:style-name="ce1" office:value-type="float" office:value="1.6266303062439" calcext:value-type="float">
            <text:p>1.6266303062</text:p>
          </table:table-cell>
          <table:table-cell table:style-name="ce1" office:value-type="float" office:value="79.3963012695312" calcext:value-type="float">
            <text:p>79.3963012695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20</text:p>
          </table:table-cell>
          <table:table-cell table:style-name="ce1" office:value-type="float" office:value="12.527512550354" calcext:value-type="float">
            <text:p>12.5275125504</text:p>
          </table:table-cell>
          <table:table-cell table:style-name="ce1" office:value-type="float" office:value="0.0811728090047836" calcext:value-type="float">
            <text:p>0.081172809</text:p>
          </table:table-cell>
          <table:table-cell table:style-name="ce1" office:value-type="float" office:value="1.27915287017822" calcext:value-type="float">
            <text:p>1.2791528702</text:p>
          </table:table-cell>
          <table:table-cell table:style-name="ce1" office:value-type="float" office:value="0.0730720981955528" calcext:value-type="float">
            <text:p>0.0730720982</text:p>
          </table:table-cell>
          <table:table-cell table:style-name="ce1" office:value-type="float" office:value="12.5849103927612" calcext:value-type="float">
            <text:p>12.5849103928</text:p>
          </table:table-cell>
          <table:table-cell table:style-name="ce1" office:value-type="float" office:value="1.22748303413391" calcext:value-type="float">
            <text:p>1.2274830341</text:p>
          </table:table-cell>
          <table:table-cell table:style-name="ce1" office:value-type="float" office:value="79.1000289916992" calcext:value-type="float">
            <text:p>79.1000289917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string" calcext:value-type="string">
            <text:p>20</text:p>
          </table:table-cell>
          <table:table-cell table:style-name="ce1" office:value-type="float" office:value="12.527512550354" calcext:value-type="float">
            <text:p>12.5275125504</text:p>
          </table:table-cell>
          <table:table-cell table:style-name="ce1" office:value-type="float" office:value="0.0811728090047836" calcext:value-type="float">
            <text:p>0.081172809</text:p>
          </table:table-cell>
          <table:table-cell table:style-name="ce1" office:value-type="float" office:value="1.27915287017822" calcext:value-type="float">
            <text:p>1.2791528702</text:p>
          </table:table-cell>
          <table:table-cell table:style-name="ce1" office:value-type="float" office:value="0.0730720981955528" calcext:value-type="float">
            <text:p>0.0730720982</text:p>
          </table:table-cell>
          <table:table-cell table:style-name="ce1" office:value-type="float" office:value="12.4701147079468" calcext:value-type="float">
            <text:p>12.4701147079</text:p>
          </table:table-cell>
          <table:table-cell table:style-name="ce1" office:value-type="float" office:value="1.33082258701324" calcext:value-type="float">
            <text:p>1.330822587</text:p>
          </table:table-cell>
          <table:table-cell table:style-name="ce1" office:value-type="float" office:value="78.9518966674805" calcext:value-type="float">
            <text:p>78.9518966675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9</text:p>
          </table:table-cell>
          <table:table-cell table:style-name="ce1" office:value-type="string" calcext:value-type="string">
            <text:p>20'</text:p>
          </table:table-cell>
          <table:table-cell table:style-name="ce1" office:value-type="float" office:value="11.1537628173828" calcext:value-type="float">
            <text:p>11.1537628174</text:p>
          </table:table-cell>
          <table:table-cell table:style-name="ce1" office:value-type="float" office:value="0.224165260791779" calcext:value-type="float">
            <text:p>0.2241652608</text:p>
          </table:table-cell>
          <table:table-cell table:style-name="ce1" office:value-type="float" office:value="3.38346147537231" calcext:value-type="float">
            <text:p>3.3834614754</text:p>
          </table:table-cell>
          <table:table-cell table:style-name="ce1" office:value-type="float" office:value="0.531846165657043" calcext:value-type="float">
            <text:p>0.5318461657</text:p>
          </table:table-cell>
          <table:table-cell table:style-name="ce1" office:value-type="float" office:value="11.3122720718384" calcext:value-type="float">
            <text:p>11.3122720718</text:p>
          </table:table-cell>
          <table:table-cell table:style-name="ce1" office:value-type="float" office:value="3.00738930702209" calcext:value-type="float">
            <text:p>3.007389307</text:p>
          </table:table-cell>
          <table:table-cell table:style-name="ce1" office:value-type="float" office:value="79.094856262207" calcext:value-type="float">
            <text:p>79.0948562622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office:value-type="string" calcext:value-type="string">
            <text:p>20'</text:p>
          </table:table-cell>
          <table:table-cell table:style-name="ce1" office:value-type="float" office:value="11.1537628173828" calcext:value-type="float">
            <text:p>11.1537628174</text:p>
          </table:table-cell>
          <table:table-cell table:style-name="ce1" office:value-type="float" office:value="0.224165260791779" calcext:value-type="float">
            <text:p>0.2241652608</text:p>
          </table:table-cell>
          <table:table-cell table:style-name="ce1" office:value-type="float" office:value="3.38346147537231" calcext:value-type="float">
            <text:p>3.3834614754</text:p>
          </table:table-cell>
          <table:table-cell table:style-name="ce1" office:value-type="float" office:value="0.531846165657043" calcext:value-type="float">
            <text:p>0.5318461657</text:p>
          </table:table-cell>
          <table:table-cell table:style-name="ce1" office:value-type="float" office:value="10.9952545166016" calcext:value-type="float">
            <text:p>10.9952545166</text:p>
          </table:table-cell>
          <table:table-cell table:style-name="ce1" office:value-type="float" office:value="3.75953340530395" calcext:value-type="float">
            <text:p>3.7595334053</text:p>
          </table:table-cell>
          <table:table-cell table:style-name="ce1" office:value-type="float" office:value="79.2430191040039" calcext:value-type="float">
            <text:p>79.243019104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7</text:p>
          </table:table-cell>
          <table:table-cell table:style-name="ce1" office:value-type="string" calcext:value-type="string">
            <text:p>21</text:p>
          </table:table-cell>
          <table:table-cell table:style-name="ce1" office:value-type="float" office:value="11.926664352417" calcext:value-type="float">
            <text:p>11.9266643524</text:p>
          </table:table-cell>
          <table:table-cell table:style-name="ce1" office:value-type="float" office:value="0.0821715220808983" calcext:value-type="float">
            <text:p>0.0821715221</text:p>
          </table:table-cell>
          <table:table-cell table:style-name="ce1" office:value-type="float" office:value="1.95285975933075" calcext:value-type="float">
            <text:p>1.9528597593</text:p>
          </table:table-cell>
          <table:table-cell table:style-name="ce1" office:value-type="float" office:value="0.11292877048254" calcext:value-type="float">
            <text:p>0.1129287705</text:p>
          </table:table-cell>
          <table:table-cell table:style-name="ce1" office:value-type="float" office:value="11.9847688674927" calcext:value-type="float">
            <text:p>11.9847688675</text:p>
          </table:table-cell>
          <table:table-cell table:style-name="ce1" office:value-type="float" office:value="1.87300705909729" calcext:value-type="float">
            <text:p>1.8730070591</text:p>
          </table:table-cell>
          <table:table-cell table:style-name="ce1" office:value-type="float" office:value="78.9518966674805" calcext:value-type="float">
            <text:p>78.9518966675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8</text:p>
          </table:table-cell>
          <table:table-cell table:style-name="ce1" office:value-type="string" calcext:value-type="string">
            <text:p>21</text:p>
          </table:table-cell>
          <table:table-cell table:style-name="ce1" office:value-type="float" office:value="11.926664352417" calcext:value-type="float">
            <text:p>11.9266643524</text:p>
          </table:table-cell>
          <table:table-cell table:style-name="ce1" office:value-type="float" office:value="0.0821715220808983" calcext:value-type="float">
            <text:p>0.0821715221</text:p>
          </table:table-cell>
          <table:table-cell table:style-name="ce1" office:value-type="float" office:value="1.95285975933075" calcext:value-type="float">
            <text:p>1.9528597593</text:p>
          </table:table-cell>
          <table:table-cell table:style-name="ce1" office:value-type="float" office:value="0.11292877048254" calcext:value-type="float">
            <text:p>0.1129287705</text:p>
          </table:table-cell>
          <table:table-cell table:style-name="ce1" office:value-type="float" office:value="11.8685607910156" calcext:value-type="float">
            <text:p>11.868560791</text:p>
          </table:table-cell>
          <table:table-cell table:style-name="ce1" office:value-type="float" office:value="2.03271245956421" calcext:value-type="float">
            <text:p>2.0327124596</text:p>
          </table:table-cell>
          <table:table-cell table:style-name="ce1" office:value-type="float" office:value="78.9518966674805" calcext:value-type="float">
            <text:p>78.9518966675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string" calcext:value-type="string">
            <text:p>22</text:p>
          </table:table-cell>
          <table:table-cell table:style-name="ce1" office:value-type="float" office:value="12.8784980773926" calcext:value-type="float">
            <text:p>12.8784980774</text:p>
          </table:table-cell>
          <table:table-cell table:style-name="ce1" office:value-type="float" office:value="0.0516120195388794" calcext:value-type="float">
            <text:p>0.0516120195</text:p>
          </table:table-cell>
          <table:table-cell table:style-name="ce1" office:value-type="float" office:value="0.99857223033905" calcext:value-type="float">
            <text:p>0.9985722303</text:p>
          </table:table-cell>
          <table:table-cell table:style-name="ce1" office:value-type="float" office:value="0.0362819023430347" calcext:value-type="float">
            <text:p>0.0362819023</text:p>
          </table:table-cell>
          <table:table-cell table:style-name="ce1" office:value-type="float" office:value="12.9149932861328" calcext:value-type="float">
            <text:p>12.9149932861</text:p>
          </table:table-cell>
          <table:table-cell table:style-name="ce1" office:value-type="float" office:value="0.972917020320892" calcext:value-type="float">
            <text:p>0.9729170203</text:p>
          </table:table-cell>
          <table:table-cell table:style-name="ce1" office:value-type="float" office:value="78.9518966674805" calcext:value-type="float">
            <text:p>78.9518966675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string" calcext:value-type="string">
            <text:p>22</text:p>
          </table:table-cell>
          <table:table-cell table:style-name="ce1" office:value-type="float" office:value="12.8784980773926" calcext:value-type="float">
            <text:p>12.8784980774</text:p>
          </table:table-cell>
          <table:table-cell table:style-name="ce1" office:value-type="float" office:value="0.0516120195388794" calcext:value-type="float">
            <text:p>0.0516120195</text:p>
          </table:table-cell>
          <table:table-cell table:style-name="ce1" office:value-type="float" office:value="0.99857223033905" calcext:value-type="float">
            <text:p>0.9985722303</text:p>
          </table:table-cell>
          <table:table-cell table:style-name="ce1" office:value-type="float" office:value="0.0362819023430347" calcext:value-type="float">
            <text:p>0.0362819023</text:p>
          </table:table-cell>
          <table:table-cell table:style-name="ce1" office:value-type="float" office:value="12.8420028686523" calcext:value-type="float">
            <text:p>12.8420028687</text:p>
          </table:table-cell>
          <table:table-cell table:style-name="ce1" office:value-type="float" office:value="1.02422738075256" calcext:value-type="float">
            <text:p>1.0242273808</text:p>
          </table:table-cell>
          <table:table-cell table:style-name="ce1" office:value-type="float" office:value="78.9518966674805" calcext:value-type="float">
            <text:p>78.9518966675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7</text:p>
          </table:table-cell>
          <table:table-cell table:style-name="ce1" office:value-type="string" calcext:value-type="string">
            <text:p>23</text:p>
          </table:table-cell>
          <table:table-cell table:style-name="ce1" office:value-type="float" office:value="11.7116107940674" calcext:value-type="float">
            <text:p>11.7116107941</text:p>
          </table:table-cell>
          <table:table-cell table:style-name="ce1" office:value-type="float" office:value="0.151540517807007" calcext:value-type="float">
            <text:p>0.1515405178</text:p>
          </table:table-cell>
          <table:table-cell table:style-name="ce1" office:value-type="float" office:value="2.27670431137085" calcext:value-type="float">
            <text:p>2.2767043114</text:p>
          </table:table-cell>
          <table:table-cell table:style-name="ce1" office:value-type="float" office:value="0.242475032806396" calcext:value-type="float">
            <text:p>0.2424750328</text:p>
          </table:table-cell>
          <table:table-cell table:style-name="ce1" office:value-type="float" office:value="11.6044549942017" calcext:value-type="float">
            <text:p>11.6044549942</text:p>
          </table:table-cell>
          <table:table-cell table:style-name="ce1" office:value-type="float" office:value="2.44815993309021" calcext:value-type="float">
            <text:p>2.4481599331</text:p>
          </table:table-cell>
          <table:table-cell table:style-name="ce1" office:value-type="float" office:value="78.6556243896484" calcext:value-type="float">
            <text:p>78.6556243896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8</text:p>
          </table:table-cell>
          <table:table-cell table:style-name="ce1" office:value-type="string" calcext:value-type="string">
            <text:p>23</text:p>
          </table:table-cell>
          <table:table-cell table:style-name="ce1" office:value-type="float" office:value="11.7116107940674" calcext:value-type="float">
            <text:p>11.7116107941</text:p>
          </table:table-cell>
          <table:table-cell table:style-name="ce1" office:value-type="float" office:value="0.151540517807007" calcext:value-type="float">
            <text:p>0.1515405178</text:p>
          </table:table-cell>
          <table:table-cell table:style-name="ce1" office:value-type="float" office:value="2.27670431137085" calcext:value-type="float">
            <text:p>2.2767043114</text:p>
          </table:table-cell>
          <table:table-cell table:style-name="ce1" office:value-type="float" office:value="0.242475032806396" calcext:value-type="float">
            <text:p>0.2424750328</text:p>
          </table:table-cell>
          <table:table-cell table:style-name="ce1" office:value-type="float" office:value="11.8187656402588" calcext:value-type="float">
            <text:p>11.8187656403</text:p>
          </table:table-cell>
          <table:table-cell table:style-name="ce1" office:value-type="float" office:value="2.10524845123291" calcext:value-type="float">
            <text:p>2.1052484512</text:p>
          </table:table-cell>
          <table:table-cell table:style-name="ce1" office:value-type="float" office:value="78.6556243896484" calcext:value-type="float">
            <text:p>78.6556243896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7</text:p>
          </table:table-cell>
          <table:table-cell table:style-name="ce1" office:value-type="string" calcext:value-type="string">
            <text:p>24</text:p>
          </table:table-cell>
          <table:table-cell table:style-name="ce1" office:value-type="float" office:value="11.2548122406006" calcext:value-type="float">
            <text:p>11.2548122406</text:p>
          </table:table-cell>
          <table:table-cell table:style-name="ce1" office:value-type="float" office:value="0.293919295072556" calcext:value-type="float">
            <text:p>0.2939192951</text:p>
          </table:table-cell>
          <table:table-cell table:style-name="ce1" office:value-type="float" office:value="3.16515374183655" calcext:value-type="float">
            <text:p>3.1651537418</text:p>
          </table:table-cell>
          <table:table-cell table:style-name="ce1" office:value-type="float" office:value="0.650418281555176" calcext:value-type="float">
            <text:p>0.6504182816</text:p>
          </table:table-cell>
          <table:table-cell table:style-name="ce1" office:value-type="float" office:value="11.4626445770264" calcext:value-type="float">
            <text:p>11.462644577</text:p>
          </table:table-cell>
          <table:table-cell table:style-name="ce1" office:value-type="float" office:value="2.70523858070374" calcext:value-type="float">
            <text:p>2.7052385807</text:p>
          </table:table-cell>
          <table:table-cell table:style-name="ce1" office:value-type="float" office:value="78.9518966674805" calcext:value-type="float">
            <text:p>78.9518966675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8</text:p>
          </table:table-cell>
          <table:table-cell table:style-name="ce1" office:value-type="string" calcext:value-type="string">
            <text:p>24</text:p>
          </table:table-cell>
          <table:table-cell table:style-name="ce1" office:value-type="float" office:value="11.2548122406006" calcext:value-type="float">
            <text:p>11.2548122406</text:p>
          </table:table-cell>
          <table:table-cell table:style-name="ce1" office:value-type="float" office:value="0.293919295072556" calcext:value-type="float">
            <text:p>0.2939192951</text:p>
          </table:table-cell>
          <table:table-cell table:style-name="ce1" office:value-type="float" office:value="3.16515374183655" calcext:value-type="float">
            <text:p>3.1651537418</text:p>
          </table:table-cell>
          <table:table-cell table:style-name="ce1" office:value-type="float" office:value="0.650418281555176" calcext:value-type="float">
            <text:p>0.6504182816</text:p>
          </table:table-cell>
          <table:table-cell table:style-name="ce1" office:value-type="float" office:value="11.0469799041748" calcext:value-type="float">
            <text:p>11.0469799042</text:p>
          </table:table-cell>
          <table:table-cell table:style-name="ce1" office:value-type="float" office:value="3.62506890296936" calcext:value-type="float">
            <text:p>3.625068903</text:p>
          </table:table-cell>
          <table:table-cell table:style-name="ce1" office:value-type="float" office:value="79.1000289916992" calcext:value-type="float">
            <text:p>79.1000289917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25</text:p>
          </table:table-cell>
          <table:table-cell table:style-name="ce1" office:value-type="float" office:value="11.4138202667236" calcext:value-type="float">
            <text:p>11.4138202667</text:p>
          </table:table-cell>
          <table:table-cell table:style-name="ce1" office:value-type="float" office:value="0.0230445489287376" calcext:value-type="float">
            <text:p>0.0230445489</text:p>
          </table:table-cell>
          <table:table-cell table:style-name="ce1" office:value-type="float" office:value="2.80004191398621" calcext:value-type="float">
            <text:p>2.800041914</text:p>
          </table:table-cell>
          <table:table-cell table:style-name="ce1" office:value-type="float" office:value="0.0454326160252094" calcext:value-type="float">
            <text:p>0.045432616</text:p>
          </table:table-cell>
          <table:table-cell table:style-name="ce1" office:value-type="float" office:value="11.4301156997681" calcext:value-type="float">
            <text:p>11.4301156998</text:p>
          </table:table-cell>
          <table:table-cell table:style-name="ce1" office:value-type="float" office:value="2.76791620254517" calcext:value-type="float">
            <text:p>2.7679162025</text:p>
          </table:table-cell>
          <table:table-cell table:style-name="ce1" office:value-type="float" office:value="78.3540420532227" calcext:value-type="float">
            <text:p>78.3540420532</text:p>
          </table:table-cell>
          <table:table-cell table:style-name="ce1" office:value-type="float" office:value="82.2062759399414" calcext:value-type="float">
            <text:p>82.2062759399</text:p>
          </table:table-cell>
          <table:table-cell table:style-name="ce1"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float" office:value="11.4138202667236" calcext:value-type="float">
            <text:p>11.4138202667</text:p>
          </table:table-cell>
          <table:table-cell table:style-name="ce1" office:value-type="float" office:value="0.0230445489287376" calcext:value-type="float">
            <text:p>0.0230445489</text:p>
          </table:table-cell>
          <table:table-cell table:style-name="ce1" office:value-type="float" office:value="2.80004191398621" calcext:value-type="float">
            <text:p>2.800041914</text:p>
          </table:table-cell>
          <table:table-cell table:style-name="ce1" office:value-type="float" office:value="0.0454326160252094" calcext:value-type="float">
            <text:p>0.045432616</text:p>
          </table:table-cell>
          <table:table-cell table:style-name="ce1" office:value-type="float" office:value="11.3975257873535" calcext:value-type="float">
            <text:p>11.3975257874</text:p>
          </table:table-cell>
          <table:table-cell table:style-name="ce1" office:value-type="float" office:value="2.83216762542725" calcext:value-type="float">
            <text:p>2.8321676254</text:p>
          </table:table-cell>
          <table:table-cell table:style-name="ce1" office:value-type="float" office:value="78.3540420532227" calcext:value-type="float">
            <text:p>78.3540420532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string" calcext:value-type="string">
            <text:p>26</text:p>
          </table:table-cell>
          <table:table-cell table:style-name="ce1" office:value-type="float" office:value="11.5068092346191" calcext:value-type="float">
            <text:p>11.5068092346</text:p>
          </table:table-cell>
          <table:table-cell table:style-name="ce1" office:value-type="float" office:value="0.0335151739418507" calcext:value-type="float">
            <text:p>0.0335151739</text:p>
          </table:table-cell>
          <table:table-cell table:style-name="ce1" office:value-type="float" office:value="2.62277126312256" calcext:value-type="float">
            <text:p>2.6227712631</text:p>
          </table:table-cell>
          <table:table-cell table:style-name="ce1" office:value-type="float" office:value="0.0618892759084702" calcext:value-type="float">
            <text:p>0.0618892759</text:p>
          </table:table-cell>
          <table:table-cell table:style-name="ce1" office:value-type="float" office:value="11.4831104278564" calcext:value-type="float">
            <text:p>11.4831104279</text:p>
          </table:table-cell>
          <table:table-cell table:style-name="ce1" office:value-type="float" office:value="2.66653370857239" calcext:value-type="float">
            <text:p>2.6665337086</text:p>
          </table:table-cell>
          <table:table-cell table:style-name="ce1" office:value-type="float" office:value="79.2430191040039" calcext:value-type="float">
            <text:p>79.243019104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1" office:value-type="string" calcext:value-type="string">
            <text:p>26</text:p>
          </table:table-cell>
          <table:table-cell table:style-name="ce1" office:value-type="float" office:value="11.5068092346191" calcext:value-type="float">
            <text:p>11.5068092346</text:p>
          </table:table-cell>
          <table:table-cell table:style-name="ce1" office:value-type="float" office:value="0.0335151739418507" calcext:value-type="float">
            <text:p>0.0335151739</text:p>
          </table:table-cell>
          <table:table-cell table:style-name="ce1" office:value-type="float" office:value="2.62277126312256" calcext:value-type="float">
            <text:p>2.6227712631</text:p>
          </table:table-cell>
          <table:table-cell table:style-name="ce1" office:value-type="float" office:value="0.0618892759084702" calcext:value-type="float">
            <text:p>0.0618892759</text:p>
          </table:table-cell>
          <table:table-cell table:style-name="ce1" office:value-type="float" office:value="11.5305080413818" calcext:value-type="float">
            <text:p>11.5305080414</text:p>
          </table:table-cell>
          <table:table-cell table:style-name="ce1" office:value-type="float" office:value="2.57900905609131" calcext:value-type="float">
            <text:p>2.5790090561</text:p>
          </table:table-cell>
          <table:table-cell table:style-name="ce1" office:value-type="float" office:value="79.094856262207" calcext:value-type="float">
            <text:p>79.0948562622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string" calcext:value-type="string">
            <text:p>27</text:p>
          </table:table-cell>
          <table:table-cell table:style-name="ce1" office:value-type="float" office:value="11.6741199493408" calcext:value-type="float">
            <text:p>11.6741199493</text:p>
          </table:table-cell>
          <table:table-cell table:style-name="ce1" office:value-type="float" office:value="0.00219500786624849" calcext:value-type="float">
            <text:p>0.0021950079</text:p>
          </table:table-cell>
          <table:table-cell table:style-name="ce1" office:value-type="float" office:value="2.33096933364868" calcext:value-type="float">
            <text:p>2.3309693336</text:p>
          </table:table-cell>
          <table:table-cell table:style-name="ce1" office:value-type="float" office:value="0.00360254407860339" calcext:value-type="float">
            <text:p>0.0036025441</text:p>
          </table:table-cell>
          <table:table-cell table:style-name="ce1" office:value-type="float" office:value="11.6756715774536" calcext:value-type="float">
            <text:p>11.6756715775</text:p>
          </table:table-cell>
          <table:table-cell table:style-name="ce1" office:value-type="float" office:value="2.32842206954956" calcext:value-type="float">
            <text:p>2.3284220695</text:p>
          </table:table-cell>
          <table:table-cell table:style-name="ce1" office:value-type="float" office:value="79.2430191040039" calcext:value-type="float">
            <text:p>79.243019104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string" calcext:value-type="string">
            <text:p>27</text:p>
          </table:table-cell>
          <table:table-cell table:style-name="ce1" office:value-type="float" office:value="11.6741199493408" calcext:value-type="float">
            <text:p>11.6741199493</text:p>
          </table:table-cell>
          <table:table-cell table:style-name="ce1" office:value-type="float" office:value="0.00219500786624849" calcext:value-type="float">
            <text:p>0.0021950079</text:p>
          </table:table-cell>
          <table:table-cell table:style-name="ce1" office:value-type="float" office:value="2.33096933364868" calcext:value-type="float">
            <text:p>2.3309693336</text:p>
          </table:table-cell>
          <table:table-cell table:style-name="ce1" office:value-type="float" office:value="0.00360254407860339" calcext:value-type="float">
            <text:p>0.0036025441</text:p>
          </table:table-cell>
          <table:table-cell table:style-name="ce1" office:value-type="float" office:value="11.6725673675537" calcext:value-type="float">
            <text:p>11.6725673676</text:p>
          </table:table-cell>
          <table:table-cell table:style-name="ce1" office:value-type="float" office:value="2.33351683616638" calcext:value-type="float">
            <text:p>2.3335168362</text:p>
          </table:table-cell>
          <table:table-cell table:style-name="ce1" office:value-type="float" office:value="79.2430191040039" calcext:value-type="float">
            <text:p>79.243019104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string" calcext:value-type="string">
            <text:p>28</text:p>
          </table:table-cell>
          <table:table-cell table:style-name="ce1" office:value-type="float" office:value="11.359302520752" calcext:value-type="float">
            <text:p>11.3593025208</text:p>
          </table:table-cell>
          <table:table-cell table:style-name="ce1" office:value-type="float" office:value="0.014507956802845" calcext:value-type="float">
            <text:p>0.0145079568</text:p>
          </table:table-cell>
          <table:table-cell table:style-name="ce1" office:value-type="float" office:value="2.90950441360474" calcext:value-type="float">
            <text:p>2.9095044136</text:p>
          </table:table-cell>
          <table:table-cell table:style-name="ce1" office:value-type="float" office:value="0.0297216195613146" calcext:value-type="float">
            <text:p>0.0297216196</text:p>
          </table:table-cell>
          <table:table-cell table:style-name="ce1" office:value-type="float" office:value="11.3490438461304" calcext:value-type="float">
            <text:p>11.3490438461</text:p>
          </table:table-cell>
          <table:table-cell table:style-name="ce1" office:value-type="float" office:value="2.93052077293396" calcext:value-type="float">
            <text:p>2.9305207729</text:p>
          </table:table-cell>
          <table:table-cell table:style-name="ce1" office:value-type="float" office:value="78.9466934204102" calcext:value-type="float">
            <text:p>78.9466934204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float" office:value="11.359302520752" calcext:value-type="float">
            <text:p>11.3593025208</text:p>
          </table:table-cell>
          <table:table-cell table:style-name="ce1" office:value-type="float" office:value="0.014507956802845" calcext:value-type="float">
            <text:p>0.0145079568</text:p>
          </table:table-cell>
          <table:table-cell table:style-name="ce1" office:value-type="float" office:value="2.90950441360474" calcext:value-type="float">
            <text:p>2.9095044136</text:p>
          </table:table-cell>
          <table:table-cell table:style-name="ce1" office:value-type="float" office:value="0.0297216195613146" calcext:value-type="float">
            <text:p>0.0297216196</text:p>
          </table:table-cell>
          <table:table-cell table:style-name="ce1" office:value-type="float" office:value="11.3695611953735" calcext:value-type="float">
            <text:p>11.3695611954</text:p>
          </table:table-cell>
          <table:table-cell table:style-name="ce1" office:value-type="float" office:value="2.88848805427551" calcext:value-type="float">
            <text:p>2.8884880543</text:p>
          </table:table-cell>
          <table:table-cell table:style-name="ce1" office:value-type="float" office:value="78.9466934204102" calcext:value-type="float">
            <text:p>78.9466934204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string" calcext:value-type="string">
            <text:p>29</text:p>
          </table:table-cell>
          <table:table-cell table:style-name="ce1" office:value-type="float" office:value="12.5172729492188" calcext:value-type="float">
            <text:p>12.5172729492</text:p>
          </table:table-cell>
          <table:table-cell table:style-name="ce1" office:value-type="float" office:value="0.110925108194351" calcext:value-type="float">
            <text:p>0.1109251082</text:p>
          </table:table-cell>
          <table:table-cell table:style-name="ce1" office:value-type="float" office:value="1.28932118415833" calcext:value-type="float">
            <text:p>1.2893211842</text:p>
          </table:table-cell>
          <table:table-cell table:style-name="ce1" office:value-type="float" office:value="0.100601494312286" calcext:value-type="float">
            <text:p>0.1006014943</text:p>
          </table:table-cell>
          <table:table-cell table:style-name="ce1" office:value-type="float" office:value="12.5957088470459" calcext:value-type="float">
            <text:p>12.595708847</text:p>
          </table:table-cell>
          <table:table-cell table:style-name="ce1" office:value-type="float" office:value="1.21818518638611" calcext:value-type="float">
            <text:p>1.2181851864</text:p>
          </table:table-cell>
          <table:table-cell table:style-name="ce1" office:value-type="float" office:value="78.8014831542969" calcext:value-type="float">
            <text:p>78.801483154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office:value-type="string" calcext:value-type="string">
            <text:p>29</text:p>
          </table:table-cell>
          <table:table-cell table:style-name="ce1" office:value-type="float" office:value="12.5172729492188" calcext:value-type="float">
            <text:p>12.5172729492</text:p>
          </table:table-cell>
          <table:table-cell table:style-name="ce1" office:value-type="float" office:value="0.110925108194351" calcext:value-type="float">
            <text:p>0.1109251082</text:p>
          </table:table-cell>
          <table:table-cell table:style-name="ce1" office:value-type="float" office:value="1.28932118415833" calcext:value-type="float">
            <text:p>1.2893211842</text:p>
          </table:table-cell>
          <table:table-cell table:style-name="ce1" office:value-type="float" office:value="0.100601494312286" calcext:value-type="float">
            <text:p>0.1006014943</text:p>
          </table:table-cell>
          <table:table-cell table:style-name="ce1" office:value-type="float" office:value="12.4388370513916" calcext:value-type="float">
            <text:p>12.4388370514</text:p>
          </table:table-cell>
          <table:table-cell table:style-name="ce1" office:value-type="float" office:value="1.36045718193054" calcext:value-type="float">
            <text:p>1.3604571819</text:p>
          </table:table-cell>
          <table:table-cell table:style-name="ce1" office:value-type="float" office:value="78.8014831542969" calcext:value-type="float">
            <text:p>78.801483154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float" office:value="12.2603120803833" calcext:value-type="float">
            <text:p>12.2603120804</text:p>
          </table:table-cell>
          <table:table-cell table:style-name="ce1" office:value-type="float" office:value="0.00493893632665277" calcext:value-type="float">
            <text:p>0.0049389363</text:p>
          </table:table-cell>
          <table:table-cell table:style-name="ce1" office:value-type="float" office:value="1.54269230365753" calcext:value-type="float">
            <text:p>1.5426923037</text:p>
          </table:table-cell>
          <table:table-cell table:style-name="ce1" office:value-type="float" office:value="0.00536495679989457" calcext:value-type="float">
            <text:p>0.0053649568</text:p>
          </table:table-cell>
          <table:table-cell table:style-name="ce1" office:value-type="float" office:value="12.2568197250366" calcext:value-type="float">
            <text:p>12.256819725</text:p>
          </table:table-cell>
          <table:table-cell table:style-name="ce1" office:value-type="float" office:value="1.54648590087891" calcext:value-type="float">
            <text:p>1.5464859009</text:p>
          </table:table-cell>
          <table:table-cell table:style-name="ce1" office:value-type="float" office:value="78.8014831542969" calcext:value-type="float">
            <text:p>78.801483154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1" office:value-type="string" calcext:value-type="string">
            <text:p>30</text:p>
          </table:table-cell>
          <table:table-cell table:style-name="ce1" office:value-type="float" office:value="12.2603120803833" calcext:value-type="float">
            <text:p>12.2603120804</text:p>
          </table:table-cell>
          <table:table-cell table:style-name="ce1" office:value-type="float" office:value="0.00493893632665277" calcext:value-type="float">
            <text:p>0.0049389363</text:p>
          </table:table-cell>
          <table:table-cell table:style-name="ce1" office:value-type="float" office:value="1.54269230365753" calcext:value-type="float">
            <text:p>1.5426923037</text:p>
          </table:table-cell>
          <table:table-cell table:style-name="ce1" office:value-type="float" office:value="0.00536495679989457" calcext:value-type="float">
            <text:p>0.0053649568</text:p>
          </table:table-cell>
          <table:table-cell table:style-name="ce1" office:value-type="float" office:value="12.26380443573" calcext:value-type="float">
            <text:p>12.2638044357</text:p>
          </table:table-cell>
          <table:table-cell table:style-name="ce1" office:value-type="float" office:value="1.53889870643616" calcext:value-type="float">
            <text:p>1.5388987064</text:p>
          </table:table-cell>
          <table:table-cell table:style-name="ce1" office:value-type="float" office:value="78.9496307373047" calcext:value-type="float">
            <text:p>78.949630737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string" calcext:value-type="string">
            <text:p>31</text:p>
          </table:table-cell>
          <table:table-cell table:style-name="ce1" office:value-type="float" office:value="12.052303314209" calcext:value-type="float">
            <text:p>12.0523033142</text:p>
          </table:table-cell>
          <table:table-cell table:style-name="ce1" office:value-type="float" office:value="0.103292144834995" calcext:value-type="float">
            <text:p>0.1032921448</text:p>
          </table:table-cell>
          <table:table-cell table:style-name="ce1" office:value-type="float" office:value="1.78838706016541" calcext:value-type="float">
            <text:p>1.7883870602</text:p>
          </table:table-cell>
          <table:table-cell table:style-name="ce1" office:value-type="float" office:value="0.129957363009453" calcext:value-type="float">
            <text:p>0.129957363</text:p>
          </table:table-cell>
          <table:table-cell table:style-name="ce1" office:value-type="float" office:value="11.9792642593384" calcext:value-type="float">
            <text:p>11.9792642593</text:p>
          </table:table-cell>
          <table:table-cell table:style-name="ce1" office:value-type="float" office:value="1.88028085231781" calcext:value-type="float">
            <text:p>1.8802808523</text:p>
          </table:table-cell>
          <table:table-cell table:style-name="ce1" office:value-type="float" office:value="78.8014831542969" calcext:value-type="float">
            <text:p>78.801483154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string" calcext:value-type="string">
            <text:p>31</text:p>
          </table:table-cell>
          <table:table-cell table:style-name="ce1" office:value-type="float" office:value="12.052303314209" calcext:value-type="float">
            <text:p>12.0523033142</text:p>
          </table:table-cell>
          <table:table-cell table:style-name="ce1" office:value-type="float" office:value="0.103292144834995" calcext:value-type="float">
            <text:p>0.1032921448</text:p>
          </table:table-cell>
          <table:table-cell table:style-name="ce1" office:value-type="float" office:value="1.78838706016541" calcext:value-type="float">
            <text:p>1.7883870602</text:p>
          </table:table-cell>
          <table:table-cell table:style-name="ce1" office:value-type="float" office:value="0.129957363009453" calcext:value-type="float">
            <text:p>0.129957363</text:p>
          </table:table-cell>
          <table:table-cell table:style-name="ce1" office:value-type="float" office:value="12.1253414154053" calcext:value-type="float">
            <text:p>12.1253414154</text:p>
          </table:table-cell>
          <table:table-cell table:style-name="ce1" office:value-type="float" office:value="1.69649338722229" calcext:value-type="float">
            <text:p>1.6964933872</text:p>
          </table:table-cell>
          <table:table-cell table:style-name="ce1" office:value-type="float" office:value="78.8014831542969" calcext:value-type="float">
            <text:p>78.801483154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11</text:p>
          </table:table-cell>
          <table:table-cell table:style-name="ce1" office:value-type="string" calcext:value-type="string">
            <text:p>32</text:p>
          </table:table-cell>
          <table:table-cell table:style-name="ce1" office:value-type="float" office:value="12.2451858520508" calcext:value-type="float">
            <text:p>12.2451858521</text:p>
          </table:table-cell>
          <table:table-cell table:style-name="ce1" office:value-type="float" office:value="0.144263610243797" calcext:value-type="float">
            <text:p>0.1442636102</text:p>
          </table:table-cell>
          <table:table-cell table:style-name="ce1" office:value-type="float" office:value="1.56323039531708" calcext:value-type="float">
            <text:p>1.5632303953</text:p>
          </table:table-cell>
          <table:table-cell table:style-name="ce1" office:value-type="float" office:value="0.158521547913551" calcext:value-type="float">
            <text:p>0.1585215479</text:p>
          </table:table-cell>
          <table:table-cell table:style-name="ce1" office:value-type="float" office:value="12.3471956253052" calcext:value-type="float">
            <text:p>12.3471956253</text:p>
          </table:table-cell>
          <table:table-cell table:style-name="ce1" office:value-type="float" office:value="1.45113873481751" calcext:value-type="float">
            <text:p>1.4511387348</text:p>
          </table:table-cell>
          <table:table-cell table:style-name="ce1" office:value-type="float" office:value="78.8014831542969" calcext:value-type="float">
            <text:p>78.801483154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12</text:p>
          </table:table-cell>
          <table:table-cell table:style-name="ce1" office:value-type="string" calcext:value-type="string">
            <text:p>32</text:p>
          </table:table-cell>
          <table:table-cell table:style-name="ce1" office:value-type="float" office:value="12.2451858520508" calcext:value-type="float">
            <text:p>12.2451858521</text:p>
          </table:table-cell>
          <table:table-cell table:style-name="ce1" office:value-type="float" office:value="0.144263610243797" calcext:value-type="float">
            <text:p>0.1442636102</text:p>
          </table:table-cell>
          <table:table-cell table:style-name="ce1" office:value-type="float" office:value="1.56323039531708" calcext:value-type="float">
            <text:p>1.5632303953</text:p>
          </table:table-cell>
          <table:table-cell table:style-name="ce1" office:value-type="float" office:value="0.158521547913551" calcext:value-type="float">
            <text:p>0.1585215479</text:p>
          </table:table-cell>
          <table:table-cell table:style-name="ce1" office:value-type="float" office:value="12.1431760787964" calcext:value-type="float">
            <text:p>12.1431760788</text:p>
          </table:table-cell>
          <table:table-cell table:style-name="ce1" office:value-type="float" office:value="1.67532205581665" calcext:value-type="float">
            <text:p>1.6753220558</text:p>
          </table:table-cell>
          <table:table-cell table:style-name="ce1" office:value-type="float" office:value="78.8014831542969" calcext:value-type="float">
            <text:p>78.801483154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11</text:p>
          </table:table-cell>
          <table:table-cell table:style-name="ce1" office:value-type="string" calcext:value-type="string">
            <text:p>33</text:p>
          </table:table-cell>
          <table:table-cell table:style-name="ce1" office:value-type="float" office:value="11.0347385406494" calcext:value-type="float">
            <text:p>11.0347385406</text:p>
          </table:table-cell>
          <table:table-cell table:style-name="ce1" office:value-type="float" office:value="0.066386342048645" calcext:value-type="float">
            <text:p>0.066386342</text:p>
          </table:table-cell>
          <table:table-cell table:style-name="ce1" office:value-type="float" office:value="3.65844917297363" calcext:value-type="float">
            <text:p>3.658449173</text:p>
          </table:table-cell>
          <table:table-cell table:style-name="ce1" office:value-type="float" office:value="0.170951321721077" calcext:value-type="float">
            <text:p>0.1709513217</text:p>
          </table:table-cell>
          <table:table-cell table:style-name="ce1" office:value-type="float" office:value="11.0816802978516" calcext:value-type="float">
            <text:p>11.0816802979</text:p>
          </table:table-cell>
          <table:table-cell table:style-name="ce1" office:value-type="float" office:value="3.53756833076477" calcext:value-type="float">
            <text:p>3.5375683308</text:p>
          </table:table-cell>
          <table:table-cell table:style-name="ce1" office:value-type="float" office:value="78.8014831542969" calcext:value-type="float">
            <text:p>78.801483154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float" office:value="11.0347385406494" calcext:value-type="float">
            <text:p>11.0347385406</text:p>
          </table:table-cell>
          <table:table-cell table:style-name="ce1" office:value-type="float" office:value="0.066386342048645" calcext:value-type="float">
            <text:p>0.066386342</text:p>
          </table:table-cell>
          <table:table-cell table:style-name="ce1" office:value-type="float" office:value="3.65844917297363" calcext:value-type="float">
            <text:p>3.658449173</text:p>
          </table:table-cell>
          <table:table-cell table:style-name="ce1" office:value-type="float" office:value="0.170951321721077" calcext:value-type="float">
            <text:p>0.1709513217</text:p>
          </table:table-cell>
          <table:table-cell table:style-name="ce1" office:value-type="float" office:value="10.9877958297729" calcext:value-type="float">
            <text:p>10.9877958298</text:p>
          </table:table-cell>
          <table:table-cell table:style-name="ce1" office:value-type="float" office:value="3.7793300151825" calcext:value-type="float">
            <text:p>3.7793300152</text:p>
          </table:table-cell>
          <table:table-cell table:style-name="ce1" office:value-type="float" office:value="78.8014831542969" calcext:value-type="float">
            <text:p>78.801483154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1" office:value-type="string" calcext:value-type="string">
            <text:p>34</text:p>
          </table:table-cell>
          <table:table-cell table:style-name="ce1" office:value-type="float" office:value="12.1164102554321" calcext:value-type="float">
            <text:p>12.1164102554</text:p>
          </table:table-cell>
          <table:table-cell table:style-name="ce1" office:value-type="float" office:value="0.153171762824059" calcext:value-type="float">
            <text:p>0.1531717628</text:p>
          </table:table-cell>
          <table:table-cell table:style-name="ce1" office:value-type="float" office:value="1.71216297149658" calcext:value-type="float">
            <text:p>1.7121629715</text:p>
          </table:table-cell>
          <table:table-cell table:style-name="ce1" office:value-type="float" office:value="0.184305220842361" calcext:value-type="float">
            <text:p>0.1843052208</text:p>
          </table:table-cell>
          <table:table-cell table:style-name="ce1" office:value-type="float" office:value="12.2247190475464" calcext:value-type="float">
            <text:p>12.2247190475</text:p>
          </table:table-cell>
          <table:table-cell table:style-name="ce1" office:value-type="float" office:value="1.58183944225311" calcext:value-type="float">
            <text:p>1.5818394423</text:p>
          </table:table-cell>
          <table:table-cell table:style-name="ce1" office:value-type="float" office:value="78.5051956176758" calcext:value-type="float">
            <text:p>78.5051956177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string" calcext:value-type="string">
            <text:p>34</text:p>
          </table:table-cell>
          <table:table-cell table:style-name="ce1" office:value-type="float" office:value="12.1164102554321" calcext:value-type="float">
            <text:p>12.1164102554</text:p>
          </table:table-cell>
          <table:table-cell table:style-name="ce1" office:value-type="float" office:value="0.153171762824059" calcext:value-type="float">
            <text:p>0.1531717628</text:p>
          </table:table-cell>
          <table:table-cell table:style-name="ce1" office:value-type="float" office:value="1.71216297149658" calcext:value-type="float">
            <text:p>1.7121629715</text:p>
          </table:table-cell>
          <table:table-cell table:style-name="ce1" office:value-type="float" office:value="0.184305220842361" calcext:value-type="float">
            <text:p>0.1843052208</text:p>
          </table:table-cell>
          <table:table-cell table:style-name="ce1" office:value-type="float" office:value="12.0081014633179" calcext:value-type="float">
            <text:p>12.0081014633</text:p>
          </table:table-cell>
          <table:table-cell table:style-name="ce1" office:value-type="float" office:value="1.84248638153076" calcext:value-type="float">
            <text:p>1.8424863815</text:p>
          </table:table-cell>
          <table:table-cell table:style-name="ce1" office:value-type="float" office:value="78.5051956176758" calcext:value-type="float">
            <text:p>78.5051956177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1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float" office:value="11.6773920059204" calcext:value-type="float">
            <text:p>11.6773920059</text:p>
          </table:table-cell>
          <table:table-cell table:style-name="ce1" office:value-type="float" office:value="0.130251973867416" calcext:value-type="float">
            <text:p>0.1302519739</text:p>
          </table:table-cell>
          <table:table-cell table:style-name="ce1" office:value-type="float" office:value="2.33049535751343" calcext:value-type="float">
            <text:p>2.3304953575</text:p>
          </table:table-cell>
          <table:table-cell table:style-name="ce1" office:value-type="float" office:value="0.213441580533981" calcext:value-type="float">
            <text:p>0.2134415805</text:p>
          </table:table-cell>
          <table:table-cell table:style-name="ce1" office:value-type="float" office:value="11.5852899551392" calcext:value-type="float">
            <text:p>11.5852899551</text:p>
          </table:table-cell>
          <table:table-cell table:style-name="ce1" office:value-type="float" office:value="2.48142123222351" calcext:value-type="float">
            <text:p>2.4814212322</text:p>
          </table:table-cell>
          <table:table-cell table:style-name="ce1" office:value-type="float" office:value="78.6533355712891" calcext:value-type="float">
            <text:p>78.653335571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12</text:p>
          </table:table-cell>
          <table:table-cell table:style-name="ce1" office:value-type="string" calcext:value-type="string">
            <text:p>35</text:p>
          </table:table-cell>
          <table:table-cell table:style-name="ce1" office:value-type="float" office:value="11.6773920059204" calcext:value-type="float">
            <text:p>11.6773920059</text:p>
          </table:table-cell>
          <table:table-cell table:style-name="ce1" office:value-type="float" office:value="0.130251973867416" calcext:value-type="float">
            <text:p>0.1302519739</text:p>
          </table:table-cell>
          <table:table-cell table:style-name="ce1" office:value-type="float" office:value="2.33049535751343" calcext:value-type="float">
            <text:p>2.3304953575</text:p>
          </table:table-cell>
          <table:table-cell table:style-name="ce1" office:value-type="float" office:value="0.213441580533981" calcext:value-type="float">
            <text:p>0.2134415805</text:p>
          </table:table-cell>
          <table:table-cell table:style-name="ce1" office:value-type="float" office:value="11.7694940567017" calcext:value-type="float">
            <text:p>11.7694940567</text:p>
          </table:table-cell>
          <table:table-cell table:style-name="ce1" office:value-type="float" office:value="2.17956924438477" calcext:value-type="float">
            <text:p>2.1795692444</text:p>
          </table:table-cell>
          <table:table-cell table:style-name="ce1" office:value-type="float" office:value="78.6533355712891" calcext:value-type="float">
            <text:p>78.653335571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office:value-type="string" calcext:value-type="string">
            <text:p>36</text:p>
          </table:table-cell>
          <table:table-cell table:style-name="ce1" office:value-type="float" office:value="10.3804979324341" calcext:value-type="float">
            <text:p>10.3804979324</text:p>
          </table:table-cell>
          <table:table-cell table:style-name="ce1" office:value-type="float" office:value="0.0135382423177361" calcext:value-type="float">
            <text:p>0.0135382423</text:p>
          </table:table-cell>
          <table:table-cell table:style-name="ce1" office:value-type="float" office:value="5.79611492156982" calcext:value-type="float">
            <text:p>5.7961149216</text:p>
          </table:table-cell>
          <table:table-cell table:style-name="ce1" office:value-type="float" office:value="0.0552518218755722" calcext:value-type="float">
            <text:p>0.0552518219</text:p>
          </table:table-cell>
          <table:table-cell table:style-name="ce1" office:value-type="float" office:value="10.370924949646" calcext:value-type="float">
            <text:p>10.3709249496</text:p>
          </table:table-cell>
          <table:table-cell table:style-name="ce1" office:value-type="float" office:value="5.83518409729004" calcext:value-type="float">
            <text:p>5.8351840973</text:p>
          </table:table-cell>
          <table:table-cell table:style-name="ce1" office:value-type="float" office:value="79.0977783203125" calcext:value-type="float">
            <text:p>79.097778320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office:value-type="string" calcext:value-type="string">
            <text:p>36</text:p>
          </table:table-cell>
          <table:table-cell table:style-name="ce1" office:value-type="float" office:value="10.3804979324341" calcext:value-type="float">
            <text:p>10.3804979324</text:p>
          </table:table-cell>
          <table:table-cell table:style-name="ce1" office:value-type="float" office:value="0.0135382423177361" calcext:value-type="float">
            <text:p>0.0135382423</text:p>
          </table:table-cell>
          <table:table-cell table:style-name="ce1" office:value-type="float" office:value="5.79611492156982" calcext:value-type="float">
            <text:p>5.7961149216</text:p>
          </table:table-cell>
          <table:table-cell table:style-name="ce1" office:value-type="float" office:value="0.0552518218755722" calcext:value-type="float">
            <text:p>0.0552518219</text:p>
          </table:table-cell>
          <table:table-cell table:style-name="ce1" office:value-type="float" office:value="10.3900709152222" calcext:value-type="float">
            <text:p>10.3900709152</text:p>
          </table:table-cell>
          <table:table-cell table:style-name="ce1" office:value-type="float" office:value="5.75704622268677" calcext:value-type="float">
            <text:p>5.7570462227</text:p>
          </table:table-cell>
          <table:table-cell table:style-name="ce1" office:value-type="float" office:value="79.2459182739258" calcext:value-type="float">
            <text:p>79.2459182739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9</text:p>
          </table:table-cell>
          <table:table-cell table:style-name="ce1" office:value-type="string" calcext:value-type="string">
            <text:p>37</text:p>
          </table:table-cell>
          <table:table-cell table:style-name="ce1" office:value-type="float" office:value="10.5646133422852" calcext:value-type="float">
            <text:p>10.5646133423</text:p>
          </table:table-cell>
          <table:table-cell table:style-name="ce1" office:value-type="float" office:value="0.0390981137752533" calcext:value-type="float">
            <text:p>0.0390981138</text:p>
          </table:table-cell>
          <table:table-cell table:style-name="ce1" office:value-type="float" office:value="5.09221363067627" calcext:value-type="float">
            <text:p>5.0922136307</text:p>
          </table:table-cell>
          <table:table-cell table:style-name="ce1" office:value-type="float" office:value="0.140171989798546" calcext:value-type="float">
            <text:p>0.1401719898</text:p>
          </table:table-cell>
          <table:table-cell table:style-name="ce1" office:value-type="float" office:value="10.5922603607178" calcext:value-type="float">
            <text:p>10.5922603607</text:p>
          </table:table-cell>
          <table:table-cell table:style-name="ce1" office:value-type="float" office:value="4.99309682846069" calcext:value-type="float">
            <text:p>4.9930968285</text:p>
          </table:table-cell>
          <table:table-cell table:style-name="ce1" office:value-type="float" office:value="78.5022048950195" calcext:value-type="float">
            <text:p>78.502204895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1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float" office:value="10.5646133422852" calcext:value-type="float">
            <text:p>10.5646133423</text:p>
          </table:table-cell>
          <table:table-cell table:style-name="ce1" office:value-type="float" office:value="0.0390981137752533" calcext:value-type="float">
            <text:p>0.0390981138</text:p>
          </table:table-cell>
          <table:table-cell table:style-name="ce1" office:value-type="float" office:value="5.09221363067627" calcext:value-type="float">
            <text:p>5.0922136307</text:p>
          </table:table-cell>
          <table:table-cell table:style-name="ce1" office:value-type="float" office:value="0.140171989798546" calcext:value-type="float">
            <text:p>0.1401719898</text:p>
          </table:table-cell>
          <table:table-cell table:style-name="ce1" office:value-type="float" office:value="10.5369672775269" calcext:value-type="float">
            <text:p>10.5369672775</text:p>
          </table:table-cell>
          <table:table-cell table:style-name="ce1" office:value-type="float" office:value="5.19132995605469" calcext:value-type="float">
            <text:p>5.1913299561</text:p>
          </table:table-cell>
          <table:table-cell table:style-name="ce1" office:value-type="float" office:value="78.5022048950195" calcext:value-type="float">
            <text:p>78.502204895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string" calcext:value-type="string">
            <text:p>38</text:p>
          </table:table-cell>
          <table:table-cell table:style-name="ce1" office:value-type="float" office:value="10.6090097427368" calcext:value-type="float">
            <text:p>10.6090097427</text:p>
          </table:table-cell>
          <table:table-cell table:style-name="ce1" office:value-type="float" office:value="0.0991873815655708" calcext:value-type="float">
            <text:p>0.0991873816</text:p>
          </table:table-cell>
          <table:table-cell table:style-name="ce1" office:value-type="float" office:value="4.94057369232178" calcext:value-type="float">
            <text:p>4.9405736923</text:p>
          </table:table-cell>
          <table:table-cell table:style-name="ce1" office:value-type="float" office:value="0.344774693250656" calcext:value-type="float">
            <text:p>0.3447746933</text:p>
          </table:table-cell>
          <table:table-cell table:style-name="ce1" office:value-type="float" office:value="10.6791458129883" calcext:value-type="float">
            <text:p>10.679145813</text:p>
          </table:table-cell>
          <table:table-cell table:style-name="ce1" office:value-type="float" office:value="4.69678115844727" calcext:value-type="float">
            <text:p>4.6967811584</text:p>
          </table:table-cell>
          <table:table-cell table:style-name="ce1" office:value-type="float" office:value="79.8356704711914" calcext:value-type="float">
            <text:p>79.8356704712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office:value-type="string" calcext:value-type="string">
            <text:p>38</text:p>
          </table:table-cell>
          <table:table-cell table:style-name="ce1" office:value-type="float" office:value="10.6090097427368" calcext:value-type="float">
            <text:p>10.6090097427</text:p>
          </table:table-cell>
          <table:table-cell table:style-name="ce1" office:value-type="float" office:value="0.0991873815655708" calcext:value-type="float">
            <text:p>0.0991873816</text:p>
          </table:table-cell>
          <table:table-cell table:style-name="ce1" office:value-type="float" office:value="4.94057369232178" calcext:value-type="float">
            <text:p>4.9405736923</text:p>
          </table:table-cell>
          <table:table-cell table:style-name="ce1" office:value-type="float" office:value="0.344774693250656" calcext:value-type="float">
            <text:p>0.3447746933</text:p>
          </table:table-cell>
          <table:table-cell table:style-name="ce1" office:value-type="float" office:value="10.5388736724854" calcext:value-type="float">
            <text:p>10.5388736725</text:p>
          </table:table-cell>
          <table:table-cell table:style-name="ce1" office:value-type="float" office:value="5.18436622619629" calcext:value-type="float">
            <text:p>5.1843662262</text:p>
          </table:table-cell>
          <table:table-cell table:style-name="ce1" office:value-type="float" office:value="79.9838333129883" calcext:value-type="float">
            <text:p>79.98383331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JRP1</text:p>
          </table:table-cell>
          <table:table-cell table:style-name="ce1" office:value-type="float" office:value="13.8148384094238" calcext:value-type="float">
            <text:p>13.8148384094</text:p>
          </table:table-cell>
          <table:table-cell table:style-name="ce1" office:value-type="float" office:value="0.132583200931549" calcext:value-type="float">
            <text:p>0.1325832009</text:p>
          </table:table-cell>
          <table:table-cell table:style-name="ce1" office:value-type="float" office:value="0.517425298690796" calcext:value-type="float">
            <text:p>0.5174252987</text:p>
          </table:table-cell>
          <table:table-cell table:style-name="ce1" office:value-type="float" office:value="0.0482347905635834" calcext:value-type="float">
            <text:p>0.0482347906</text:p>
          </table:table-cell>
          <table:table-cell table:style-name="ce1" office:value-type="float" office:value="13.9085893630981" calcext:value-type="float">
            <text:p>13.9085893631</text:p>
          </table:table-cell>
          <table:table-cell table:style-name="ce1" office:value-type="float" office:value="0.483318150043488" calcext:value-type="float">
            <text:p>0.48331815</text:p>
          </table:table-cell>
          <table:table-cell table:style-name="ce1" office:value-type="float" office:value="78.9071044921875" calcext:value-type="float">
            <text:p>78.9071044922</text:p>
          </table:table-cell>
          <table:table-cell table:style-name="ce1" office:value-type="float" office:value="83.2274322509766" calcext:value-type="float">
            <text:p>83.227432251</text:p>
          </table:table-cell>
          <table:table-cell table:style-name="ce1"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JRP1</text:p>
          </table:table-cell>
          <table:table-cell table:style-name="ce1" office:value-type="float" office:value="13.8148384094238" calcext:value-type="float">
            <text:p>13.8148384094</text:p>
          </table:table-cell>
          <table:table-cell table:style-name="ce1" office:value-type="float" office:value="0.132583200931549" calcext:value-type="float">
            <text:p>0.1325832009</text:p>
          </table:table-cell>
          <table:table-cell table:style-name="ce1" office:value-type="float" office:value="0.517425298690796" calcext:value-type="float">
            <text:p>0.5174252987</text:p>
          </table:table-cell>
          <table:table-cell table:style-name="ce1" office:value-type="float" office:value="0.0482347905635834" calcext:value-type="float">
            <text:p>0.0482347906</text:p>
          </table:table-cell>
          <table:table-cell table:style-name="ce1" office:value-type="float" office:value="13.7210884094238" calcext:value-type="float">
            <text:p>13.7210884094</text:p>
          </table:table-cell>
          <table:table-cell table:style-name="ce1" office:value-type="float" office:value="0.551532447338104" calcext:value-type="float">
            <text:p>0.5515324473</text:p>
          </table:table-cell>
          <table:table-cell table:style-name="ce1" office:value-type="float" office:value="78.9071044921875" calcext:value-type="float">
            <text:p>78.9071044922</text:p>
          </table:table-cell>
          <table:table-cell table:style-name="ce1" office:value-type="float" office:value="83.2274322509766" calcext:value-type="float">
            <text:p>83.227432251</text:p>
          </table:table-cell>
          <table:table-cell table:style-name="ce1"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string" calcext:value-type="string">
            <text:p>JRP2</text:p>
          </table:table-cell>
          <table:table-cell table:style-name="ce1" office:value-type="float" office:value="15.57936668396" calcext:value-type="float">
            <text:p>15.579366684</text:p>
          </table:table-cell>
          <table:table-cell table:style-name="ce1" office:value-type="float" office:value="0.115926764905453" calcext:value-type="float">
            <text:p>0.1159267649</text:p>
          </table:table-cell>
          <table:table-cell table:style-name="ce1" office:value-type="float" office:value="0.149289935827255" calcext:value-type="float">
            <text:p>0.1492899358</text:p>
          </table:table-cell>
          <table:table-cell table:style-name="ce1" office:value-type="float" office:value="0.0121727054938674" calcext:value-type="float">
            <text:p>0.0121727055</text:p>
          </table:table-cell>
          <table:table-cell table:style-name="ce1" office:value-type="float" office:value="15.6613397598267" calcext:value-type="float">
            <text:p>15.6613397598</text:p>
          </table:table-cell>
          <table:table-cell table:style-name="ce1" office:value-type="float" office:value="0.140682533383369" calcext:value-type="float">
            <text:p>0.1406825334</text:p>
          </table:table-cell>
          <table:table-cell table:style-name="ce1" office:value-type="float" office:value="78.7581253051758" calcext:value-type="float">
            <text:p>78.7581253052</text:p>
          </table:table-cell>
          <table:table-cell table:style-name="ce1" office:value-type="float" office:value="82.9294738769531" calcext:value-type="float">
            <text:p>82.929473877</text:p>
          </table:table-cell>
          <table:table-cell table:style-name="ce1"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string" calcext:value-type="string">
            <text:p>JRP2</text:p>
          </table:table-cell>
          <table:table-cell table:style-name="ce1" office:value-type="float" office:value="15.57936668396" calcext:value-type="float">
            <text:p>15.579366684</text:p>
          </table:table-cell>
          <table:table-cell table:style-name="ce1" office:value-type="float" office:value="0.115926764905453" calcext:value-type="float">
            <text:p>0.1159267649</text:p>
          </table:table-cell>
          <table:table-cell table:style-name="ce1" office:value-type="float" office:value="0.149289935827255" calcext:value-type="float">
            <text:p>0.1492899358</text:p>
          </table:table-cell>
          <table:table-cell table:style-name="ce1" office:value-type="float" office:value="0.0121727054938674" calcext:value-type="float">
            <text:p>0.0121727055</text:p>
          </table:table-cell>
          <table:table-cell table:style-name="ce1" office:value-type="float" office:value="15.4973945617676" calcext:value-type="float">
            <text:p>15.4973945618</text:p>
          </table:table-cell>
          <table:table-cell table:style-name="ce1" office:value-type="float" office:value="0.157897338271141" calcext:value-type="float">
            <text:p>0.1578973383</text:p>
          </table:table-cell>
          <table:table-cell table:style-name="ce1" office:value-type="float" office:value="78.7581253051758" calcext:value-type="float">
            <text:p>78.7581253052</text:p>
          </table:table-cell>
          <table:table-cell table:style-name="ce1" office:value-type="float" office:value="82.9294738769531" calcext:value-type="float">
            <text:p>82.929473877</text:p>
          </table:table-cell>
          <table:table-cell table:style-name="ce1"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myKAPA</text:p>
          </table:table-cell>
          <table:table-cell table:style-name="ce1" office:value-type="float" office:value="8.74912071228027" calcext:value-type="float">
            <text:p>8.7491207123</text:p>
          </table:table-cell>
          <table:table-cell table:style-name="ce1" office:value-type="float" office:value="0.110382936894894" calcext:value-type="float">
            <text:p>0.1103829369</text:p>
          </table:table-cell>
          <table:table-cell table:style-name="ce1" office:value-type="float" office:value="18.3087882995605" calcext:value-type="float">
            <text:p>18.3087882996</text:p>
          </table:table-cell>
          <table:table-cell table:style-name="ce1" office:value-type="float" office:value="1.42160582542419" calcext:value-type="float">
            <text:p>1.4216058254</text:p>
          </table:table-cell>
          <table:table-cell table:style-name="ce1" office:value-type="float" office:value="8.67106819152832" calcext:value-type="float">
            <text:p>8.6710681915</text:p>
          </table:table-cell>
          <table:table-cell table:style-name="ce1" office:value-type="float" office:value="19.3140144348145" calcext:value-type="float">
            <text:p>19.3140144348</text:p>
          </table:table-cell>
          <table:table-cell table:style-name="ce1" office:value-type="float" office:value="85.3131103515625" calcext:value-type="float">
            <text:p>85.3131103516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myKAPA</text:p>
          </table:table-cell>
          <table:table-cell table:style-name="ce1" office:value-type="float" office:value="8.74912071228027" calcext:value-type="float">
            <text:p>8.7491207123</text:p>
          </table:table-cell>
          <table:table-cell table:style-name="ce1" office:value-type="float" office:value="0.110382936894894" calcext:value-type="float">
            <text:p>0.1103829369</text:p>
          </table:table-cell>
          <table:table-cell table:style-name="ce1" office:value-type="float" office:value="18.3087882995605" calcext:value-type="float">
            <text:p>18.3087882996</text:p>
          </table:table-cell>
          <table:table-cell table:style-name="ce1" office:value-type="float" office:value="1.42160582542419" calcext:value-type="float">
            <text:p>1.4216058254</text:p>
          </table:table-cell>
          <table:table-cell table:style-name="ce1" office:value-type="float" office:value="8.82717323303223" calcext:value-type="float">
            <text:p>8.827173233</text:p>
          </table:table-cell>
          <table:table-cell table:style-name="ce1" office:value-type="float" office:value="17.303560256958" calcext:value-type="float">
            <text:p>17.303560257</text:p>
          </table:table-cell>
          <table:table-cell table:style-name="ce1" office:value-type="float" office:value="85.3131103515625" calcext:value-type="float">
            <text:p>85.3131103516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2" table:number-columns-repeated="5" table:default-cell-style-name="ce1"/>
        <table:table-column table:style-name="co2" table:number-columns-repeated="4" table:default-cell-style-name="Default"/>
        <table:table-row table:style-name="ro1">
          <table:table-cell table:style-name="ce2" office:value-type="string" calcext:value-type="string">
            <text:p>Sample</text:p>
          </table:table-cell>
          <table:table-cell table:style-name="ce3" office:value-type="string" calcext:value-type="string">
            <text:p>Ct mean</text:p>
          </table:table-cell>
          <table:table-cell table:style-name="ce3" office:value-type="string" calcext:value-type="string">
            <text:p>Ct SD</text:p>
          </table:table-cell>
          <table:table-cell table:style-name="ce3" office:value-type="string" calcext:value-type="string">
            <text:p>Quantity avg (picomoles)</text:p>
          </table:table-cell>
          <table:table-cell table:style-name="ce3" office:value-type="string" calcext:value-type="string">
            <text:p>Quantity SD (picomoles)</text:p>
          </table:table-cell>
          <table:table-cell table:style-name="ce2" office:value-type="string" calcext:value-type="string">
            <text:p>Sample</text:p>
          </table:table-cell>
          <table:table-cell table:style-name="ce2" office:value-type="string" calcext:value-type="string">
            <text:p>Dilution</text:p>
          </table:table-cell>
          <table:table-cell table:style-name="ce2" office:value-type="string" calcext:value-type="string">
            <text:p>Size</text:p>
          </table:table-cell>
          <table:table-cell table:style-name="ce4" office:value-type="string" calcext:value-type="string">
            <text:p>Corr. Quantity (nM)</text:p>
          </table:table-cell>
        </table:table-row>
        <table:table-row table:style-name="ro1">
          <table:table-cell office:value-type="string" calcext:value-type="string">
            <text:p>Std1</text:p>
          </table:table-cell>
          <table:table-cell office:value-type="float" office:value="10.0280504226685" calcext:value-type="float">
            <text:p>10.0280504227</text:p>
          </table:table-cell>
          <table:table-cell office:value-type="float" office:value="0.461143165826798" calcext:value-type="float">
            <text:p>0.46114316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d2</text:p>
          </table:table-cell>
          <table:table-cell office:value-type="float" office:value="12.4036703109741" calcext:value-type="float">
            <text:p>12.403670311</text:p>
          </table:table-cell>
          <table:table-cell office:value-type="float" office:value="0.233009353280067" calcext:value-type="float">
            <text:p>0.23300935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d3</text:p>
          </table:table-cell>
          <table:table-cell office:value-type="float" office:value="15.8247032165527" calcext:value-type="float">
            <text:p>15.8247032166</text:p>
          </table:table-cell>
          <table:table-cell office:value-type="float" office:value="0.109292507171631" calcext:value-type="float">
            <text:p>0.10929250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d4</text:p>
          </table:table-cell>
          <table:table-cell office:value-type="float" office:value="19.7882652282715" calcext:value-type="float">
            <text:p>19.7882652283</text:p>
          </table:table-cell>
          <table:table-cell office:value-type="float" office:value="0.0462860055267811" calcext:value-type="float">
            <text:p>0.04628600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</text:p>
          </table:table-cell>
          <table:table-cell office:value-type="float" office:value="10.2009410858154" calcext:value-type="float">
            <text:p>10.2009410858</text:p>
          </table:table-cell>
          <table:table-cell office:value-type="float" office:value="0.0858696550130844" calcext:value-type="float">
            <text:p>0.085869655</text:p>
          </table:table-cell>
          <table:table-cell office:value-type="float" office:value="6.58313512802124" calcext:value-type="float">
            <text:p>6.583135128</text:p>
          </table:table-cell>
          <table:table-cell office:value-type="float" office:value="0.397798150777817" calcext:value-type="float">
            <text:p>0.39779815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office:value-type="float" office:value="10.9220409393311" calcext:value-type="float">
            <text:p>10.9220409393</text:p>
          </table:table-cell>
          <table:table-cell office:value-type="float" office:value="0.0582091808319092" calcext:value-type="float">
            <text:p>0.0582091808</text:p>
          </table:table-cell>
          <table:table-cell office:value-type="float" office:value="3.96009159088135" calcext:value-type="float">
            <text:p>3.9600915909</text:p>
          </table:table-cell>
          <table:table-cell office:value-type="float" office:value="0.162266716361046" calcext:value-type="float">
            <text:p>0.16226671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0.7124080657959" calcext:value-type="float">
            <text:p>10.7124080658</text:p>
          </table:table-cell>
          <table:table-cell office:value-type="float" office:value="0.0514623150229454" calcext:value-type="float">
            <text:p>0.051462315</text:p>
          </table:table-cell>
          <table:table-cell office:value-type="float" office:value="4.5895619392395" calcext:value-type="float">
            <text:p>4.5895619392</text:p>
          </table:table-cell>
          <table:table-cell office:value-type="float" office:value="0.166272357106209" calcext:value-type="float">
            <text:p>0.16627235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0.5783939361572" calcext:value-type="float">
            <text:p>10.5783939362</text:p>
          </table:table-cell>
          <table:table-cell office:value-type="float" office:value="0.0700527802109718" calcext:value-type="float">
            <text:p>0.0700527802</text:p>
          </table:table-cell>
          <table:table-cell office:value-type="float" office:value="5.04515409469605" calcext:value-type="float">
            <text:p>5.0451540947</text:p>
          </table:table-cell>
          <table:table-cell office:value-type="float" office:value="0.248758792877197" calcext:value-type="float">
            <text:p>0.24875879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2.1581020355225" calcext:value-type="float">
            <text:p>12.1581020355</text:p>
          </table:table-cell>
          <table:table-cell office:value-type="float" office:value="0.0461241640150547" calcext:value-type="float">
            <text:p>0.046124164</text:p>
          </table:table-cell>
          <table:table-cell office:value-type="float" office:value="1.65824413299561" calcext:value-type="float">
            <text:p>1.658244133</text:p>
          </table:table-cell>
          <table:table-cell office:value-type="float" office:value="0.0538462251424789" calcext:value-type="float">
            <text:p>0.05384622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1.5991821289063" calcext:value-type="float">
            <text:p>11.5991821289</text:p>
          </table:table-cell>
          <table:table-cell office:value-type="float" office:value="0.103026457130909" calcext:value-type="float">
            <text:p>0.1030264571</text:p>
          </table:table-cell>
          <table:table-cell office:value-type="float" office:value="2.46050071716309" calcext:value-type="float">
            <text:p>2.4605007172</text:p>
          </table:table-cell>
          <table:table-cell office:value-type="float" office:value="0.17833898961544" calcext:value-type="float">
            <text:p>0.17833898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0.6825532913208" calcext:value-type="float">
            <text:p>10.6825532913</text:p>
          </table:table-cell>
          <table:table-cell office:value-type="float" office:value="0.0681335851550102" calcext:value-type="float">
            <text:p>0.0681335852</text:p>
          </table:table-cell>
          <table:table-cell office:value-type="float" office:value="4.68822193145752" calcext:value-type="float">
            <text:p>4.6882219315</text:p>
          </table:table-cell>
          <table:table-cell office:value-type="float" office:value="0.224831864237785" calcext:value-type="float">
            <text:p>0.22483186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0.4075517654419" calcext:value-type="float">
            <text:p>10.4075517654</text:p>
          </table:table-cell>
          <table:table-cell office:value-type="float" office:value="0.319520324468613" calcext:value-type="float">
            <text:p>0.3195203245</text:p>
          </table:table-cell>
          <table:table-cell office:value-type="float" office:value="5.75873136520386" calcext:value-type="float">
            <text:p>5.7587313652</text:p>
          </table:table-cell>
          <table:table-cell office:value-type="float" office:value="1.28480589389801" calcext:value-type="float">
            <text:p>1.28480589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1.2884588241577" calcext:value-type="float">
            <text:p>11.2884588242</text:p>
          </table:table-cell>
          <table:table-cell office:value-type="float" office:value="0.0747907608747482" calcext:value-type="float">
            <text:p>0.0747907609</text:p>
          </table:table-cell>
          <table:table-cell office:value-type="float" office:value="3.06036186218262" calcext:value-type="float">
            <text:p>3.0603618622</text:p>
          </table:table-cell>
          <table:table-cell office:value-type="float" office:value="0.161092162132263" calcext:value-type="float">
            <text:p>0.16109216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11.2561016082764" calcext:value-type="float">
            <text:p>11.2561016083</text:p>
          </table:table-cell>
          <table:table-cell office:value-type="float" office:value="0.0669892132282257" calcext:value-type="float">
            <text:p>0.0669892132</text:p>
          </table:table-cell>
          <table:table-cell office:value-type="float" office:value="3.13045883178711" calcext:value-type="float">
            <text:p>3.1304588318</text:p>
          </table:table-cell>
          <table:table-cell office:value-type="float" office:value="0.147606864571571" calcext:value-type="float">
            <text:p>0.14760686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11.1534576416016" calcext:value-type="float">
            <text:p>11.1534576416</text:p>
          </table:table-cell>
          <table:table-cell office:value-type="float" office:value="0.109481327235699" calcext:value-type="float">
            <text:p>0.1094813272</text:p>
          </table:table-cell>
          <table:table-cell office:value-type="float" office:value="3.3682165145874" calcext:value-type="float">
            <text:p>3.3682165146</text:p>
          </table:table-cell>
          <table:table-cell office:value-type="float" office:value="0.259396821260452" calcext:value-type="float">
            <text:p>0.25939682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</text:p>
          </table:table-cell>
          <table:table-cell office:value-type="float" office:value="11.9490156173706" calcext:value-type="float">
            <text:p>11.9490156174</text:p>
          </table:table-cell>
          <table:table-cell office:value-type="float" office:value="0.049064327031374" calcext:value-type="float">
            <text:p>0.049064327</text:p>
          </table:table-cell>
          <table:table-cell office:value-type="float" office:value="1.92133176326752" calcext:value-type="float">
            <text:p>1.9213317633</text:p>
          </table:table-cell>
          <table:table-cell office:value-type="float" office:value="0.0663645938038826" calcext:value-type="float">
            <text:p>0.06636459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</text:p>
          </table:table-cell>
          <table:table-cell office:value-type="float" office:value="12.3944034576416" calcext:value-type="float">
            <text:p>12.3944034576</text:p>
          </table:table-cell>
          <table:table-cell office:value-type="float" office:value="0.0456999950110912" calcext:value-type="float">
            <text:p>0.045699995</text:p>
          </table:table-cell>
          <table:table-cell office:value-type="float" office:value="1.40405786037445" calcext:value-type="float">
            <text:p>1.4040578604</text:p>
          </table:table-cell>
          <table:table-cell office:value-type="float" office:value="0.0451731607317925" calcext:value-type="float">
            <text:p>0.04517316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'</text:p>
          </table:table-cell>
          <table:table-cell office:value-type="float" office:value="10.5433292388916" calcext:value-type="float">
            <text:p>10.5433292389</text:p>
          </table:table-cell>
          <table:table-cell office:value-type="float" office:value="0.0117404265329242" calcext:value-type="float">
            <text:p>0.0117404265</text:p>
          </table:table-cell>
          <table:table-cell office:value-type="float" office:value="5.16821479797363" calcext:value-type="float">
            <text:p>5.168214798</text:p>
          </table:table-cell>
          <table:table-cell office:value-type="float" office:value="0.0427244305610657" calcext:value-type="float">
            <text:p>0.0427244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</text:p>
          </table:table-cell>
          <table:table-cell office:value-type="float" office:value="11.7661800384521" calcext:value-type="float">
            <text:p>11.7661800385</text:p>
          </table:table-cell>
          <table:table-cell office:value-type="float" office:value="0.0752971991896629" calcext:value-type="float">
            <text:p>0.0752971992</text:p>
          </table:table-cell>
          <table:table-cell office:value-type="float" office:value="2.18619751930237" calcext:value-type="float">
            <text:p>2.1861975193</text:p>
          </table:table-cell>
          <table:table-cell office:value-type="float" office:value="0.115856289863586" calcext:value-type="float">
            <text:p>0.1158562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11.0949535369873" calcext:value-type="float">
            <text:p>11.094953537</text:p>
          </table:table-cell>
          <table:table-cell office:value-type="float" office:value="0.0963713005185127" calcext:value-type="float">
            <text:p>0.0963713005</text:p>
          </table:table-cell>
          <table:table-cell office:value-type="float" office:value="3.50869512557983" calcext:value-type="float">
            <text:p>3.5086951256</text:p>
          </table:table-cell>
          <table:table-cell office:value-type="float" office:value="0.237911209464073" calcext:value-type="float">
            <text:p>0.23791120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</text:p>
          </table:table-cell>
          <table:table-cell office:value-type="float" office:value="11.3727340698242" calcext:value-type="float">
            <text:p>11.3727340698</text:p>
          </table:table-cell>
          <table:table-cell office:value-type="float" office:value="0.0445090942084789" calcext:value-type="float">
            <text:p>0.0445090942</text:p>
          </table:table-cell>
          <table:table-cell office:value-type="float" office:value="2.8827486038208" calcext:value-type="float">
            <text:p>2.8827486038</text:p>
          </table:table-cell>
          <table:table-cell office:value-type="float" office:value="0.0903314873576164" calcext:value-type="float">
            <text:p>0.09033148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</text:p>
          </table:table-cell>
          <table:table-cell office:value-type="float" office:value="11.2416076660156" calcext:value-type="float">
            <text:p>11.241607666</text:p>
          </table:table-cell>
          <table:table-cell office:value-type="float" office:value="0.056430246680975" calcext:value-type="float">
            <text:p>0.0564302467</text:p>
          </table:table-cell>
          <table:table-cell office:value-type="float" office:value="3.16206216812134" calcext:value-type="float">
            <text:p>3.1620621681</text:p>
          </table:table-cell>
          <table:table-cell office:value-type="float" office:value="0.125609576702118" calcext:value-type="float">
            <text:p>0.12560957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</text:p>
          </table:table-cell>
          <table:table-cell office:value-type="float" office:value="13.1898231506348" calcext:value-type="float">
            <text:p>13.1898231506</text:p>
          </table:table-cell>
          <table:table-cell office:value-type="float" office:value="0.0395755544304848" calcext:value-type="float">
            <text:p>0.0395755544</text:p>
          </table:table-cell>
          <table:table-cell office:value-type="float" office:value="0.801894068717957" calcext:value-type="float">
            <text:p>0.8018940687</text:p>
          </table:table-cell>
          <table:table-cell office:value-type="float" office:value="0.0223430562764406" calcext:value-type="float">
            <text:p>0.022343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</text:p>
          </table:table-cell>
          <table:table-cell office:value-type="float" office:value="12.243314743042" calcext:value-type="float">
            <text:p>12.243314743</text:p>
          </table:table-cell>
          <table:table-cell office:value-type="float" office:value="0.0823792219161987" calcext:value-type="float">
            <text:p>0.0823792219</text:p>
          </table:table-cell>
          <table:table-cell office:value-type="float" office:value="1.56257510185242" calcext:value-type="float">
            <text:p>1.5625751019</text:p>
          </table:table-cell>
          <table:table-cell office:value-type="float" office:value="0.0905878245830536" calcext:value-type="float">
            <text:p>0.0905878246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Results.A8:Results.N104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7P0"/>
    </number:number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SimSun" style:font-family-asian="SimSun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7T09:58:19.746402000</dc:date>
    <dc:creator>Bin He</dc:creator>
    <meta:editing-duration>PT6M42S</meta:editing-duration>
    <meta:editing-cycles>3</meta:editing-cycles>
    <meta:generator>LibreOffice/5.0.5.2$MacOSX_X86_64 LibreOffice_project/55b006a02d247b5f7215fc6ea0fde844b30035b3</meta:generator>
    <meta:document-statistic meta:table-count="2" meta:cell-count="1188" meta:object-count="0"/>
  </office:meta>
</office:document-meta>
</file>